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201.29pt"/>
    </style:style>
    <style:style style:name="co13" style:family="table-column">
      <style:table-column-properties fo:break-before="auto" style:column-width="226.66pt"/>
    </style:style>
    <style:style style:name="co14" style:family="table-column">
      <style:table-column-properties fo:break-before="auto" style:column-width="192.9pt"/>
    </style:style>
    <style:style style:name="co15" style:family="table-column">
      <style:table-column-properties fo:break-before="auto" style:column-width="213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05.7pt"/>
    </style:style>
    <style:style style:name="co20" style:family="table-column">
      <style:table-column-properties fo:break-before="auto" style:column-width="147.91pt"/>
    </style:style>
    <style:style style:name="co21" style:family="table-column">
      <style:table-column-properties fo:break-before="auto" style:column-width="158.74pt"/>
    </style:style>
    <style:style style:name="co22" style:family="table-column">
      <style:table-column-properties fo:break-before="auto" style:column-width="179.26pt"/>
    </style:style>
    <style:style style:name="co23" style:family="table-column">
      <style:table-column-properties fo:break-before="auto" style:column-width="104.85pt"/>
    </style:style>
    <style:style style:name="co24" style:family="table-column">
      <style:table-column-properties fo:break-before="auto" style:column-width="131.41pt"/>
    </style:style>
    <style:style style:name="co25" style:family="table-column">
      <style:table-column-properties fo:break-before="auto" style:column-width="162.74pt"/>
    </style:style>
    <style:style style:name="co26" style:family="table-column">
      <style:table-column-properties fo:break-before="auto" style:column-width="154.2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92.5pt"/>
    </style:style>
    <style:style style:name="co29" style:family="table-column">
      <style:table-column-properties fo:break-before="auto" style:column-width="92.69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162.34pt"/>
    </style:style>
    <style:style style:name="co32" style:family="table-column">
      <style:table-column-properties fo:break-before="auto" style:column-width="107.09pt"/>
    </style:style>
    <style:style style:name="co33" style:family="table-column">
      <style:table-column-properties fo:break-before="auto" style:column-width="94pt"/>
    </style:style>
    <style:style style:name="co34" style:family="table-column">
      <style:table-column-properties fo:break-before="auto" style:column-width="108.51pt"/>
    </style:style>
    <style:style style:name="co35" style:family="table-column">
      <style:table-column-properties fo:break-before="auto" style:column-width="79.4pt"/>
    </style:style>
    <style:style style:name="co36" style:family="table-column">
      <style:table-column-properties fo:break-before="auto" style:column-width="76.71pt"/>
    </style:style>
    <style:style style:name="co37" style:family="table-column">
      <style:table-column-properties fo:break-before="auto" style:column-width="91.59pt"/>
    </style:style>
    <style:style style:name="co38" style:family="table-column">
      <style:table-column-properties fo:break-before="auto" style:column-width="110.89pt"/>
    </style:style>
    <style:style style:name="co39" style:family="table-column">
      <style:table-column-properties fo:break-before="auto" style:column-width="81.95pt"/>
    </style:style>
    <style:style style:name="co40" style:family="table-column">
      <style:table-column-properties fo:break-before="auto" style:column-width="79.65pt"/>
    </style:style>
    <style:style style:name="co41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43.31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ff" fo:border="0.06pt solid #000000"/>
    </style:style>
    <style:style style:name="ce38" style:family="table-cell" style:parent-style-name="Default">
      <style:table-cell-properties fo:background-color="transparent" fo:border="0.06pt solid #000000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808080" fo:border="0.06pt solid #000000"/>
    </style:style>
    <style:style style:name="ce41" style:family="table-cell" style:parent-style-name="Default">
      <style:table-cell-properties fo:background-color="#ffcc00" fo:border="0.06pt solid #000000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fo:border-left="none" fo:border-right="none" fo:border-top="0.06pt solid 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53" style:family="table-cell" style:parent-style-name="Default">
      <style:text-properties fo:font-size="20pt" style:font-size-asian="20pt" style:font-size-complex="20pt"/>
    </style:style>
    <style:style style:name="ce54" style:family="table-cell" style:parent-style-name="Default">
      <style:table-cell-properties fo:background-color="#ccff00"/>
    </style:style>
    <style:style style:name="ce55" style:family="table-cell" style:parent-style-name="Default">
      <style:table-cell-properties fo:background-color="#ffff00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cc0000"/>
    </style:style>
    <style:style style:name="ce57" style:family="table-cell" style:parent-style-name="Default">
      <style:table-cell-properties fo:background-color="#00cc00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ff3333"/>
    </style:style>
    <style:style style:name="ce60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4]/COM.MICROSOFT.SWITCH([.O4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4]/COM.MICROSOFT.SWITCH([.P4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4]/COM.MICROSOFT.SWITCH([.Q4];[.$AD$44];[.$AE$44];[.$AD$45];[.$AE$45];[.$AD$46];[.$AE$46];[.$AD$47];[.$AE$47];[.$AD$48];[.$AE$48];[.$AD$49];[.$AE$49];[.$AD$50];[.$AE$50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9.75" calcext:value-type="float">
            <text:p>189.75</text:p>
          </table:table-cell>
          <table:table-cell table:style-name="ce22" table:formula="of:=[.$AM4]*[.J4]" office:value-type="float" office:value="202.4" calcext:value-type="float">
            <text:p>202.40</text:p>
          </table:table-cell>
          <table:table-cell table:style-name="ce22" table:formula="of:=[.$AM4]*[.K4]" office:value-type="float" office:value="215.05" calcext:value-type="float">
            <text:p>215.05</text:p>
          </table:table-cell>
          <table:table-cell table:style-name="ce22" table:formula="of:=[.$AM4]*[.L4]" office:value-type="float" office:value="177.1" calcext:value-type="float">
            <text:p>177.10</text:p>
          </table:table-cell>
          <table:table-cell/>
          <table:table-cell table:style-name="ce27" office:value-type="float" office:value="253" calcext:value-type="float">
            <text:p>253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 table:visibility="collapse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2" table:formula="of:=[.J5]/COM.MICROSOFT.SWITCH([.O5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5]/COM.MICROSOFT.SWITCH([.P5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2" table:formula="of:=[.L5]/COM.MICROSOFT.SWITCH([.Q5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30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2" table:formula="of:=[.J6]/COM.MICROSOFT.SWITCH([.O6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2" table:formula="of:=[.K6]/COM.MICROSOFT.SWITCH([.P6];[.$AD$44];[.$AE$44];[.$AD$45];[.$AE$45];[.$AD$46];[.$AE$46];[.$AD$47];[.$AE$47];[.$AD$48];[.$AE$48];[.$AD$49];[.$AE$49];[.$AD$50];[.$AE$50])" office:value-type="float" office:value="0.913978494623656" calcext:value-type="float">
            <text:p>0.91</text:p>
          </table:table-cell>
          <table:table-cell table:style-name="ce22" table:formula="of:=[.L6]/COM.MICROSOFT.SWITCH([.Q6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83.75" calcext:value-type="float">
            <text:p>183.75</text:p>
          </table:table-cell>
          <table:table-cell table:style-name="ce22" table:formula="of:=[.$AM6]*[.J6]" office:value-type="float" office:value="196" calcext:value-type="float">
            <text:p>196.00</text:p>
          </table:table-cell>
          <table:table-cell table:style-name="ce22" table:formula="of:=[.$AM6]*[.K6]" office:value-type="float" office:value="208.25" calcext:value-type="float">
            <text:p>208.25</text:p>
          </table:table-cell>
          <table:table-cell table:style-name="ce22" table:formula="of:=[.$AM6]*[.L6]" office:value-type="float" office:value="171.5" calcext:value-type="float">
            <text:p>171.50</text:p>
          </table:table-cell>
          <table:table-cell/>
          <table:table-cell table:style-name="ce27" office:value-type="float" office:value="245" calcext:value-type="float">
            <text:p>245</text:p>
          </table:table-cell>
          <table:table-cell table:style-name="ce31" office:value-type="string" calcext:value-type="string">
            <text:p>SLD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7]/COM.MICROSOFT.SWITCH([.O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7]/COM.MICROSOFT.SWITCH([.P7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7]/COM.MICROSOFT.SWITCH([.Q7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30" office:value-type="string" calcext:value-type="string">
            <text:p>Clean Pull</text:p>
          </table:table-cell>
          <table:table-cell table:number-columns-repeated="984"/>
        </table:table-row>
        <table:table-row table:style-name="ro2" table:visibility="collapse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4];[.$AE$44];[.$AD$45];[.$AE$45];[.$AD$46];[.$AE$46];[.$AD$47];[.$AE$47];[.$AD$48];[.$AE$48];[.$AD$49];[.$AE$49];[.$AD$50];[.$AE$50];[.$AD$51];[.$AE$51];[.$AD$52];[.$AE$52];[.$AD$53];[.$AE$53])" office:value-type="float" office:value="0.681818181818182" calcext:value-type="float">
            <text:p>0.68</text:p>
          </table:table-cell>
          <table:table-cell table:style-name="ce22" table:formula="of:=[.J8]/COM.MICROSOFT.SWITCH([.O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K8]/COM.MICROSOFT.SWITCH([.P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 table:style-name="ce22" table:formula="of:=[.L8]/COM.MICROSOFT.SWITCH([.Q8];[.$AD$44];[.$AE$44];[.$AD$45];[.$AE$45];[.$AD$46];[.$AE$46];[.$AD$47];[.$AE$47];[.$AD$48];[.$AE$48];[.$AD$49];[.$AE$49];[.$AD$50];[.$AE$50];[.$AD$51];[.$AE$51];[.$AD$52];[.$AE$52];[.$AD$53];[.$AE$53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30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0]/COM.MICROSOFT.SWITCH([.O10];[.$AD$44];[.$AE$44];[.$AD$45];[.$AE$45];[.$AD$46];[.$AE$46];[.$AD$47];[.$AE$47];[.$AD$48];[.$AE$48];[.$AD$49];[.$AE$49];[.$AD$50];[.$AE$50];[.$AD$51];[.$AE$51];[.$AD$52];[.$AE$52];[.$AD$53];[.$AE$53])" office:value-type="float" office:value="0.886363636363636" calcext:value-type="float">
            <text:p>0.89</text:p>
          </table:table-cell>
          <table:table-cell table:style-name="ce22" table:formula="of:=[.K10]/COM.MICROSOFT.SWITCH([.P10];[.$AD$44];[.$AE$44];[.$AD$45];[.$AE$45];[.$AD$46];[.$AE$46];[.$AD$47];[.$AE$47];[.$AD$48];[.$AE$48];[.$AD$49];[.$AE$49];[.$AD$50];[.$AE$50];[.$AD$51];[.$AE$51];[.$AD$52];[.$AE$52];[.$AD$53];[.$AE$53])" office:value-type="float" office:value="0.943181818181818" calcext:value-type="float">
            <text:p>0.94</text:p>
          </table:table-cell>
          <table:table-cell table:style-name="ce22" table:formula="of:=[.L10]/COM.MICROSOFT.SWITCH([.Q10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9.205" calcext:value-type="float">
            <text:p>79.21</text:p>
          </table:table-cell>
          <table:table-cell table:style-name="ce22" table:formula="of:=[.$AM10]*[.J10]" office:value-type="float" office:value="84.63" calcext:value-type="float">
            <text:p>84.63</text:p>
          </table:table-cell>
          <table:table-cell table:style-name="ce22" table:formula="of:=[.$AM10]*[.K10]" office:value-type="float" office:value="90.055" calcext:value-type="float">
            <text:p>90.06</text:p>
          </table:table-cell>
          <table:table-cell table:style-name="ce22" table:formula="of:=[.$AM10]*[.L10]" office:value-type="float" office:value="75.95" calcext:value-type="float">
            <text:p>75.95</text:p>
          </table:table-cell>
          <table:table-cell/>
          <table:table-cell table:style-name="ce27" office:value-type="float" office:value="108.5" calcext:value-type="float">
            <text:p>108.5</text:p>
          </table:table-cell>
          <table:table-cell table:style-name="ce29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11]/COM.MICROSOFT.SWITCH([.O11];[.$AD$44];[.$AE$44];[.$AD$45];[.$AE$45];[.$AD$46];[.$AE$46];[.$AD$47];[.$AE$47];[.$AD$48];[.$AE$48];[.$AD$49];[.$AE$49];[.$AD$50];[.$AE$50];[.$AD$51];[.$AE$51];[.$AD$52];[.$AE$52];[.$AD$53];[.$AE$53])" office:value-type="float" office:value="0.887096774193548" calcext:value-type="float">
            <text:p>0.89</text:p>
          </table:table-cell>
          <table:table-cell table:style-name="ce22" table:formula="of:=[.K11]/COM.MICROSOFT.SWITCH([.P11];[.$AD$44];[.$AE$44];[.$AD$45];[.$AE$45];[.$AD$46];[.$AE$46];[.$AD$47];[.$AE$47];[.$AD$48];[.$AE$48];[.$AD$49];[.$AE$49];[.$AD$50];[.$AE$50];[.$AD$51];[.$AE$51];[.$AD$52];[.$AE$52];[.$AD$53];[.$AE$53])" office:value-type="float" office:value="0.817204301075269" calcext:value-type="float">
            <text:p>0.82</text:p>
          </table:table-cell>
          <table:table-cell table:style-name="ce23" table:formula="of:=[.L11]/COM.MICROSOFT.SWITCH([.Q11];[.$AD$44];[.$AE$44];[.$AD$45];[.$AE$45];[.$AD$46];[.$AE$46];[.$AD$47];[.$AE$47];[.$AD$48];[.$AE$48];[.$AD$49];[.$AE$49];[.$AD$50];[.$AE$50];[.$AD$51];[.$AE$51];[.$AD$52];[.$AE$52];[.$AD$53];[.$AE$53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1.64" calcext:value-type="float">
            <text:p>101.64</text:p>
          </table:table-cell>
          <table:table-cell table:style-name="ce22" table:formula="of:=[.$AM11]*[.J11]" office:value-type="float" office:value="108.9" calcext:value-type="float">
            <text:p>108.90</text:p>
          </table:table-cell>
          <table:table-cell table:style-name="ce22" table:formula="of:=[.$AM11]*[.K11]" office:value-type="float" office:value="100.32" calcext:value-type="float">
            <text:p>100.32</text:p>
          </table:table-cell>
          <table:table-cell table:style-name="ce22" table:formula="of:=[.$AM11]*[.L11]" office:value-type="float" office:value="114.18" calcext:value-type="float">
            <text:p>114.1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 Te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2]/[.N12]" office:value-type="float" office:value="4" calcext:value-type="float">
            <text:p>4</text:p>
          </table:table-cell>
          <table:table-cell table:formula="of:=[.E12]/[.O12]" office:value-type="float" office:value="5" calcext:value-type="float">
            <text:p>5</text:p>
          </table:table-cell>
          <table:table-cell table:formula="of:=[.F12]/[.P12]" office:value-type="float" office:value="3" calcext:value-type="float">
            <text:p>3</text:p>
          </table:table-cell>
          <table:table-cell table:formula="of:=[.G12]/[.Q12]" office:value-type="float" office:value="2" calcext:value-type="float">
            <text:p>2</text:p>
          </table:table-cell>
          <table:table-cell/>
          <table:table-cell table:style-name="ce21" table:formula="of:=IF([.I12]&gt;=0.55;IF([.I12]&gt;=0.7;IF([.I12]&gt;0.8;IF([.I12]&gt;0.9;10;15);18);24);&quot;to low&quot;) - [.D12]" office:value-type="float" office:value="6" calcext:value-type="float">
            <text:p>6</text:p>
          </table:table-cell>
          <table:table-cell table:style-name="ce21" table:formula="of:=IF([.J12]&gt;=0.55;IF([.J12]&gt;=0.7;IF([.J12]&gt;0.8;IF([.J12]&gt;0.9;10;15);18);24);&quot;to low&quot;) - [.E12]" office:value-type="float" office:value="0" calcext:value-type="float">
            <text:p>0</text:p>
          </table:table-cell>
          <table:table-cell table:style-name="ce21" table:formula="of:=IF([.K12]&gt;=0.55;IF([.K12]&gt;=0.7;IF([.K12]&gt;0.8;IF([.K12]&gt;0.9;10;15);18);24);&quot;to low&quot;) - [.F12]" office:value-type="float" office:value="9" calcext:value-type="float">
            <text:p>9</text:p>
          </table:table-cell>
          <table:table-cell table:style-name="ce21" table:formula="of:=IF([.L12]&gt;=0.55;IF([.L12]&gt;=0.7;IF([.L12]&gt;0.8;IF([.L12]&gt;0.9;10;15);18);24);&quot;to low&quot;) - [.G12]" office:value-type="float" office:value="9" calcext:value-type="float">
            <text:p>9</text:p>
          </table:table-cell>
          <table:table-cell/>
          <table:table-cell table:style-name="ce22" table:formula="of:=[.I12]/COM.MICROSOFT.SWITCH([.N12];[.$AD$43];[.$AE$43];[.$AD$44];[.$AE$44];[.$AD$45];[.$AE$45];[.$AD$46];[.$AE$46];[.$AD$47];[.$AE$47];[.$AD$48];[.$AE$48];[.$AD$49];[.$AE$49];[.$AD$50];[.$AE$50];[.$AD$51];[.$AE$51];[.$AD$52];[.$AE$52])" office:value-type="float" office:value="0.827956989247312" calcext:value-type="float">
            <text:p>0.83</text:p>
          </table:table-cell>
          <table:table-cell table:style-name="ce22" table:formula="of:=[.J12]/COM.MICROSOFT.SWITCH([.O12];[.$AD$43];[.$AE$43];[.$AD$44];[.$AE$44];[.$AD$45];[.$AE$45];[.$AD$46];[.$AE$46];[.$AD$47];[.$AE$47];[.$AD$48];[.$AE$48];[.$AD$49];[.$AE$49];[.$AD$50];[.$AE$50];[.$AD$51];[.$AE$51];[.$AD$52];[.$AE$52])" office:value-type="float" office:value="0.887096774193548" calcext:value-type="float">
            <text:p>0.89</text:p>
          </table:table-cell>
          <table:table-cell table:style-name="ce22" table:formula="of:=[.K12]/COM.MICROSOFT.SWITCH([.P12];[.$AD$43];[.$AE$43];[.$AD$44];[.$AE$44];[.$AD$45];[.$AE$45];[.$AD$46];[.$AE$46];[.$AD$47];[.$AE$47];[.$AD$48];[.$AE$48];[.$AD$49];[.$AE$49];[.$AD$50];[.$AE$50];[.$AD$51];[.$AE$51];[.$AD$52];[.$AE$52])" office:value-type="float" office:value="0.817204301075269" calcext:value-type="float">
            <text:p>0.82</text:p>
          </table:table-cell>
          <table:table-cell table:style-name="ce23" table:formula="of:=[.L12]/COM.MICROSOFT.SWITCH([.Q12];[.$AD$43];[.$AE$43];[.$AD$44];[.$AE$44];[.$AD$45];[.$AE$45];[.$AD$46];[.$AE$46];[.$AD$47];[.$AE$47];[.$AD$48];[.$AE$48];[.$AD$49];[.$AE$49];[.$AD$50];[.$AE$50];[.$AD$51];[.$AE$51];[.$AD$52];[.$AE$52])" office:value-type="float" office:value="0.93010752688172" calcext:value-type="float">
            <text:p>0.93</text:p>
          </table:table-cell>
          <table:table-cell/>
          <table:table-cell table:style-name="ce22" table:formula="of:=[.$AM12]*[.I12]" office:value-type="float" office:value="96.25" calcext:value-type="float">
            <text:p>96.25</text:p>
          </table:table-cell>
          <table:table-cell table:style-name="ce22" table:formula="of:=[.$AM12]*[.J12]" office:value-type="float" office:value="103.125" calcext:value-type="float">
            <text:p>103.13</text:p>
          </table:table-cell>
          <table:table-cell table:style-name="ce22" table:formula="of:=[.$AM12]*[.K12]" office:value-type="float" office:value="95" calcext:value-type="float">
            <text:p>95.00</text:p>
          </table:table-cell>
          <table:table-cell table:style-name="ce22" table:formula="of:=[.$AM12]*[.L12]" office:value-type="float" office:value="108.125" calcext:value-type="float">
            <text:p>108.13</text:p>
          </table:table-cell>
          <table:table-cell/>
          <table:table-cell table:style-name="ce27" office:value-type="float" office:value="125" calcext:value-type="float">
            <text:p>125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Jerk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13]/COM.MICROSOFT.SWITCH([.N13];[.$AD$44];[.$AE$44];[.$AD$45];[.$AE$45];[.$AD$46];[.$AE$46];[.$AD$47];[.$AE$47];[.$AD$48];[.$AE$48];[.$AD$49];[.$AE$49];[.$AD$50];[.$AE$50];[.$AD$51];[.$AE$51];[.$AD$52];[.$AE$52];[.$AD$53];[.$AE$53])" office:value-type="float" office:value="0.854166666666667" calcext:value-type="float">
            <text:p>0.85</text:p>
          </table:table-cell>
          <table:table-cell table:style-name="ce22" table:formula="of:=[.J13]/COM.MICROSOFT.SWITCH([.O13];[.$AD$44];[.$AE$44];[.$AD$45];[.$AE$45];[.$AD$46];[.$AE$46];[.$AD$47];[.$AE$47];[.$AD$48];[.$AE$48];[.$AD$49];[.$AE$49];[.$AD$50];[.$AE$50];[.$AD$51];[.$AE$51];[.$AD$52];[.$AE$52];[.$AD$53];[.$AE$53])" office:value-type="float" office:value="0.885416666666667" calcext:value-type="float">
            <text:p>0.89</text:p>
          </table:table-cell>
          <table:table-cell table:style-name="ce22" table:formula="of:=[.K13]/COM.MICROSOFT.SWITCH([.P1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3" table:formula="of:=[.L13]/COM.MICROSOFT.SWITCH([.Q13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13]*[.I13]" office:value-type="float" office:value="108.24" calcext:value-type="float">
            <text:p>108.24</text:p>
          </table:table-cell>
          <table:table-cell table:style-name="ce22" table:formula="of:=[.$AM13]*[.J13]" office:value-type="float" office:value="112.2" calcext:value-type="float">
            <text:p>112.20</text:p>
          </table:table-cell>
          <table:table-cell table:style-name="ce22" table:formula="of:=[.$AM13]*[.K13]" office:value-type="float" office:value="104.28" calcext:value-type="float">
            <text:p>104.28</text:p>
          </table:table-cell>
          <table:table-cell table:style-name="ce22" table:formula="of:=[.$AM13]*[.L13]" office:value-type="float" office:value="117.48" calcext:value-type="float">
            <text:p>117.48</text:p>
          </table:table-cell>
          <table:table-cell/>
          <table:table-cell table:style-name="ce27" office:value-type="float" office:value="132" calcext:value-type="float">
            <text:p>132</text:p>
          </table:table-cell>
          <table:table-cell table:style-name="ce32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4]/[.N14]" office:value-type="float" office:value="3" calcext:value-type="float">
            <text:p>3</text:p>
          </table:table-cell>
          <table:table-cell table:formula="of:=[.E14]/[.O14]" office:value-type="float" office:value="3" calcext:value-type="float">
            <text:p>3</text:p>
          </table:table-cell>
          <table:table-cell table:formula="of:=[.F14]/[.P14]" office:value-type="float" office:value="2" calcext:value-type="float">
            <text:p>2</text:p>
          </table:table-cell>
          <table:table-cell table:formula="of:=[.G14]/[.Q14]" office:value-type="float" office:value="2.5" calcext:value-type="float">
            <text:p>2.5</text:p>
          </table:table-cell>
          <table:table-cell/>
          <table:table-cell table:formula="of:=IF([.I14]&gt;=0.55;IF([.I14]&gt;=0.7;IF([.I14]&gt;0.8;IF([.I14]&gt;0.9;10;15);18);24);&quot;to low&quot;) - [.D14]" office:value-type="float" office:value="3" calcext:value-type="float">
            <text:p>3</text:p>
          </table:table-cell>
          <table:table-cell table:formula="of:=IF([.J14]&gt;=0.55;IF([.J14]&gt;=0.7;IF([.J14]&gt;0.8;IF([.J14]&gt;0.9;10;15);18);24);&quot;to low&quot;) - [.E14]" office:value-type="float" office:value="6" calcext:value-type="float">
            <text:p>6</text:p>
          </table:table-cell>
          <table:table-cell table:formula="of:=IF([.K14]&gt;=0.55;IF([.K14]&gt;=0.7;IF([.K14]&gt;0.8;IF([.K14]&gt;0.9;10;15);18);24);&quot;to low&quot;) - [.F14]" office:value-type="float" office:value="5" calcext:value-type="float">
            <text:p>5</text:p>
          </table:table-cell>
          <table:table-cell table:formula="of:=IF([.L14]&gt;=0.55;IF([.L14]&gt;=0.7;IF([.L14]&gt;0.8;IF([.L14]&gt;0.9;10;15);18);24);&quot;to low&quot;) - [.G14]" office:value-type="float" office:value="8" calcext:value-type="float">
            <text:p>8</text:p>
          </table:table-cell>
          <table:table-cell/>
          <table:table-cell table:style-name="ce22" table:formula="of:=[.I14]/COM.MICROSOFT.SWITCH([.N14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14]/COM.MICROSOFT.SWITCH([.O14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14]/COM.MICROSOFT.SWITCH([.P14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4]/COM.MICROSOFT.SWITCH([.Q14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52.5" calcext:value-type="float">
            <text:p>52.50</text:p>
          </table:table-cell>
          <table:table-cell table:style-name="ce22" table:formula="of:=[.$AM14]*[.J14]" office:value-type="float" office:value="56" calcext:value-type="float">
            <text:p>56.00</text:p>
          </table:table-cell>
          <table:table-cell table:style-name="ce22" table:formula="of:=[.$AM14]*[.K14]" office:value-type="float" office:value="59.5" calcext:value-type="float">
            <text:p>59.50</text:p>
          </table:table-cell>
          <table:table-cell table:style-name="ce22" table:formula="of:=[.$AM14]*[.L14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30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6]/[.N16]" office:value-type="float" office:value="4" calcext:value-type="float">
            <text:p>4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4" calcext:value-type="float">
            <text:p>4</text:p>
          </table:table-cell>
          <table:table-cell table:formula="of:=[.G16]/[.Q16]" office:value-type="float" office:value="4" calcext:value-type="float">
            <text:p>4</text:p>
          </table:table-cell>
          <table:table-cell/>
          <table:table-cell table:formula="of:=IF([.I16]&gt;=0.55;IF([.I16]&gt;=0.7;IF([.I16]&gt;0.8;IF([.I16]&gt;0.9;10;15);18);24);&quot;to low&quot;) - [.D16]" office:value-type="float" office:value="-6" calcext:value-type="float">
            <text:p>-6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-1" calcext:value-type="float">
            <text:p>-1</text:p>
          </table:table-cell>
          <table:table-cell table:formula="of:=IF([.L16]&gt;=0.55;IF([.L16]&gt;=0.7;IF([.L16]&gt;0.8;IF([.L16]&gt;0.9;10;15);18);24);&quot;to low&quot;) - [.G16]" office:value-type="float" office:value="2" calcext:value-type="float">
            <text:p>2</text:p>
          </table:table-cell>
          <table:table-cell/>
          <table:table-cell table:style-name="ce22" table:formula="of:=[.I16]/COM.MICROSOFT.SWITCH([.N16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6]/COM.MICROSOFT.SWITCH([.O1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2" table:formula="of:=[.K16]/COM.MICROSOFT.SWITCH([.P16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16]/COM.MICROSOFT.SWITCH([.Q16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16]*[.I16]" office:value-type="float" office:value="75" calcext:value-type="float">
            <text:p>75.00</text:p>
          </table:table-cell>
          <table:table-cell table:style-name="ce22" table:formula="of:=[.$AM16]*[.J16]" office:value-type="float" office:value="80" calcext:value-type="float">
            <text:p>80.00</text:p>
          </table:table-cell>
          <table:table-cell table:style-name="ce22" table:formula="of:=[.$AM16]*[.K16]" office:value-type="float" office:value="85" calcext:value-type="float">
            <text:p>85.00</text:p>
          </table:table-cell>
          <table:table-cell table:style-name="ce22" table:formula="of:=[.$AM16]*[.L16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30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7]/COM.MICROSOFT.SWITCH([.O17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7]/COM.MICROSOFT.SWITCH([.P17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7]/COM.MICROSOFT.SWITCH([.Q17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123.75" calcext:value-type="float">
            <text:p>123.75</text:p>
          </table:table-cell>
          <table:table-cell table:style-name="ce22" table:formula="of:=[.$AM17]*[.J17]" office:value-type="float" office:value="132" calcext:value-type="float">
            <text:p>132.00</text:p>
          </table:table-cell>
          <table:table-cell table:style-name="ce22" table:formula="of:=[.$AM17]*[.K17]" office:value-type="float" office:value="140.25" calcext:value-type="float">
            <text:p>140.25</text:p>
          </table:table-cell>
          <table:table-cell table:style-name="ce22" table:formula="of:=[.$AM17]*[.L17]" office:value-type="float" office:value="115.5" calcext:value-type="float">
            <text:p>115.50</text:p>
          </table:table-cell>
          <table:table-cell/>
          <table:table-cell table:style-name="ce27" office:value-type="float" office:value="165" calcext:value-type="float">
            <text:p>165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8]/[.N18]" office:value-type="float" office:value="5" calcext:value-type="float">
            <text:p>5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3" calcext:value-type="float">
            <text:p>3</text:p>
          </table:table-cell>
          <table:table-cell table:formula="of:=[.G18]/[.Q18]" office:value-type="float" office:value="3" calcext:value-type="float">
            <text:p>3</text:p>
          </table:table-cell>
          <table:table-cell/>
          <table:table-cell table:formula="of:=IF([.I18]&gt;=0.55;IF([.I18]&gt;=0.7;IF([.I18]&gt;0.8;IF([.I18]&gt;0.9;10;15);18);24);&quot;to low&quot;) - [.D18]" office:value-type="float" office:value="-7" calcext:value-type="float">
            <text:p>-7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0" calcext:value-type="float">
            <text:p>0</text:p>
          </table:table-cell>
          <table:table-cell table:formula="of:=IF([.L18]&gt;=0.55;IF([.L18]&gt;=0.7;IF([.L18]&gt;0.8;IF([.L18]&gt;0.9;10;15);18);24);&quot;to low&quot;) - [.G18]" office:value-type="float" office:value="3" calcext:value-type="float">
            <text:p>3</text:p>
          </table:table-cell>
          <table:table-cell/>
          <table:table-cell table:style-name="ce22" table:formula="of:=[.I18]/COM.MICROSOFT.SWITCH([.N18];[.$AD$44];[.$AE$44];[.$AD$45];[.$AE$45];[.$AD$46];[.$AE$46];[.$AD$47];[.$AE$47];[.$AD$48];[.$AE$48];[.$AD$49];[.$AE$49];[.$AD$50];[.$AE$50];[.$AD$51];[.$AE$51];[.$AD$52];[.$AE$52];[.$AD$53];[.$AE$53])" office:value-type="float" office:value="0.829545454545455" calcext:value-type="float">
            <text:p>0.83</text:p>
          </table:table-cell>
          <table:table-cell table:style-name="ce22" table:formula="of:=[.J18]/COM.MICROSOFT.SWITCH([.O18];[.$AD$44];[.$AE$44];[.$AD$45];[.$AE$45];[.$AD$46];[.$AE$46];[.$AD$47];[.$AE$47];[.$AD$48];[.$AE$48];[.$AD$49];[.$AE$49];[.$AD$50];[.$AE$50];[.$AD$51];[.$AE$51];[.$AD$52];[.$AE$52];[.$AD$53];[.$AE$53])" office:value-type="float" office:value="0.875" calcext:value-type="float">
            <text:p>0.88</text:p>
          </table:table-cell>
          <table:table-cell table:style-name="ce23" table:formula="of:=[.K18]/COM.MICROSOFT.SWITCH([.P18];[.$AD$44];[.$AE$44];[.$AD$45];[.$AE$45];[.$AD$46];[.$AE$46];[.$AD$47];[.$AE$47];[.$AD$48];[.$AE$48];[.$AD$49];[.$AE$49];[.$AD$50];[.$AE$50];[.$AD$51];[.$AE$51];[.$AD$52];[.$AE$52];[.$AD$53];[.$AE$53])" office:value-type="float" office:value="0.931818181818182" calcext:value-type="float">
            <text:p>0.93</text:p>
          </table:table-cell>
          <table:table-cell table:style-name="ce22" table:formula="of:=[.L18]/COM.MICROSOFT.SWITCH([.Q18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8]*[.I18]" office:value-type="float" office:value="113.15" calcext:value-type="float">
            <text:p>113.15</text:p>
          </table:table-cell>
          <table:table-cell table:style-name="ce22" table:formula="of:=[.$AM18]*[.J18]" office:value-type="float" office:value="119.35" calcext:value-type="float">
            <text:p>119.35</text:p>
          </table:table-cell>
          <table:table-cell table:style-name="ce22" table:formula="of:=[.$AM18]*[.K18]" office:value-type="float" office:value="127.1" calcext:value-type="float">
            <text:p>127.10</text:p>
          </table:table-cell>
          <table:table-cell table:style-name="ce22" table:formula="of:=[.$AM18]*[.L18]" office:value-type="float" office:value="108.5" calcext:value-type="float">
            <text:p>108.50</text:p>
          </table:table-cell>
          <table:table-cell/>
          <table:table-cell table:style-name="ce27" office:value-type="float" office:value="155" calcext:value-type="float">
            <text:p>155</text:p>
          </table:table-cell>
          <table:table-cell table:style-name="ce31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9]/[.N19]" office:value-type="float" office:value="5" calcext:value-type="float">
            <text:p>5</text:p>
          </table:table-cell>
          <table:table-cell table:formula="of:=[.E19]/[.O19]" office:value-type="float" office:value="5" calcext:value-type="float">
            <text:p>5</text:p>
          </table:table-cell>
          <table:table-cell table:formula="of:=[.F19]/[.P19]" office:value-type="float" office:value="4" calcext:value-type="float">
            <text:p>4</text:p>
          </table:table-cell>
          <table:table-cell table:formula="of:=[.G19]/[.Q19]" office:value-type="float" office:value="4" calcext:value-type="float">
            <text:p>4</text:p>
          </table:table-cell>
          <table:table-cell/>
          <table:table-cell table:formula="of:=IF([.I19]&gt;=0.55;IF([.I19]&gt;=0.7;IF([.I19]&gt;0.8;IF([.I19]&gt;0.9;10;15);18);24);&quot;to low&quot;) - [.D19]" office:value-type="float" office:value="-12" calcext:value-type="float">
            <text:p>-12</text:p>
          </table:table-cell>
          <table:table-cell table:formula="of:=IF([.J19]&gt;=0.55;IF([.J19]&gt;=0.7;IF([.J19]&gt;0.8;IF([.J19]&gt;0.9;10;15);18);24);&quot;to low&quot;) - [.E19]" office:value-type="float" office:value="-7" calcext:value-type="float">
            <text:p>-7</text:p>
          </table:table-cell>
          <table:table-cell table:formula="of:=IF([.K19]&gt;=0.55;IF([.K19]&gt;=0.7;IF([.K19]&gt;0.8;IF([.K19]&gt;0.9;10;15);18);24);&quot;to low&quot;) - [.F19]" office:value-type="float" office:value="-5" calcext:value-type="float">
            <text:p>-5</text:p>
          </table:table-cell>
          <table:table-cell table:formula="of:=IF([.L19]&gt;=0.55;IF([.L19]&gt;=0.7;IF([.L19]&gt;0.8;IF([.L19]&gt;0.9;10;15);18);24);&quot;to low&quot;) - [.G19]" office:value-type="float" office:value="-2" calcext:value-type="float">
            <text:p>-2</text:p>
          </table:table-cell>
          <table:table-cell/>
          <table:table-cell table:style-name="ce22" table:formula="of:=[.I19]/COM.MICROSOFT.SWITCH([.N19];[.$AD$44];[.$AE$44];[.$AD$45];[.$AE$45];[.$AD$46];[.$AE$46];[.$AD$47];[.$AE$47];[.$AD$48];[.$AE$48];[.$AD$49];[.$AE$49];[.$AD$50];[.$AE$50];[.$AD$51];[.$AE$51];[.$AD$52];[.$AE$52];[.$AD$53];[.$AE$53])" office:value-type="float" office:value="0.872093023255814" calcext:value-type="float">
            <text:p>0.87</text:p>
          </table:table-cell>
          <table:table-cell table:style-name="ce22" table:formula="of:=[.J19]/COM.MICROSOFT.SWITCH([.O19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19]/COM.MICROSOFT.SWITCH([.P19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19]/COM.MICROSOFT.SWITCH([.Q19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19]*[.I19]" office:value-type="float" office:value="97.5" calcext:value-type="float">
            <text:p>97.50</text:p>
          </table:table-cell>
          <table:table-cell table:style-name="ce22" table:formula="of:=[.$AM19]*[.J19]" office:value-type="float" office:value="104" calcext:value-type="float">
            <text:p>104.00</text:p>
          </table:table-cell>
          <table:table-cell table:style-name="ce22" table:formula="of:=[.$AM19]*[.K19]" office:value-type="float" office:value="110.5" calcext:value-type="float">
            <text:p>110.50</text:p>
          </table:table-cell>
          <table:table-cell table:style-name="ce22" table:formula="of:=[.$AM19]*[.L19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20]/[.N20]" office:value-type="float" office:value="6" calcext:value-type="float">
            <text:p>6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4" calcext:value-type="float">
            <text:p>4</text:p>
          </table:table-cell>
          <table:table-cell table:formula="of:=[.G20]/[.Q20]" office:value-type="float" office:value="4" calcext:value-type="float">
            <text:p>4</text:p>
          </table:table-cell>
          <table:table-cell/>
          <table:table-cell table:formula="of:=IF([.I20]&gt;=0.55;IF([.I20]&gt;=0.7;IF([.I20]&gt;0.8;IF([.I20]&gt;0.9;10;15);18);24);&quot;to low&quot;) - [.D20]" office:value-type="float" office:value="-6" calcext:value-type="float">
            <text:p>-6</text:p>
          </table:table-cell>
          <table:table-cell table:formula="of:=IF([.J20]&gt;=0.55;IF([.J20]&gt;=0.7;IF([.J20]&gt;0.8;IF([.J20]&gt;0.9;10;15);18);24);&quot;to low&quot;) - [.E20]" office:value-type="float" office:value="-2" calcext:value-type="float">
            <text:p>-2</text:p>
          </table:table-cell>
          <table:table-cell table:formula="of:=IF([.K20]&gt;=0.55;IF([.K20]&gt;=0.7;IF([.K20]&gt;0.8;IF([.K20]&gt;0.9;10;15);18);24);&quot;to low&quot;) - [.F20]" office:value-type="float" office:value="-1" calcext:value-type="float">
            <text:p>-1</text:p>
          </table:table-cell>
          <table:table-cell table:formula="of:=IF([.L20]&gt;=0.55;IF([.L20]&gt;=0.7;IF([.L20]&gt;0.8;IF([.L20]&gt;0.9;10;15);18);24);&quot;to low&quot;) - [.G20]" office:value-type="float" office:value="2" calcext:value-type="float">
            <text:p>2</text:p>
          </table:table-cell>
          <table:table-cell/>
          <table:table-cell table:style-name="ce22" table:formula="of:=[.I20]/COM.MICROSOFT.SWITCH([.N20];[.$AD$44];[.$AE$44];[.$AD$45];[.$AE$45];[.$AD$46];[.$AE$46];[.$AD$47];[.$AE$47];[.$AD$48];[.$AE$48];[.$AD$49];[.$AE$49];[.$AD$50];[.$AE$50];[.$AD$51];[.$AE$51];[.$AD$52];[.$AE$52];[.$AD$53];[.$AE$53])" office:value-type="float" office:value="0.833333333333333" calcext:value-type="float">
            <text:p>0.83</text:p>
          </table:table-cell>
          <table:table-cell table:style-name="ce22" table:formula="of:=[.J20]/COM.MICROSOFT.SWITCH([.O20];[.$AD$44];[.$AE$44];[.$AD$45];[.$AE$45];[.$AD$46];[.$AE$46];[.$AD$47];[.$AE$47];[.$AD$48];[.$AE$48];[.$AD$49];[.$AE$49];[.$AD$50];[.$AE$50];[.$AD$51];[.$AE$51];[.$AD$52];[.$AE$52];[.$AD$53];[.$AE$53])" office:value-type="float" office:value="0.888888888888889" calcext:value-type="float">
            <text:p>0.89</text:p>
          </table:table-cell>
          <table:table-cell table:style-name="ce22" table:formula="of:=[.K20]/COM.MICROSOFT.SWITCH([.P20];[.$AD$44];[.$AE$44];[.$AD$45];[.$AE$45];[.$AD$46];[.$AE$46];[.$AD$47];[.$AE$47];[.$AD$48];[.$AE$48];[.$AD$49];[.$AE$49];[.$AD$50];[.$AE$50];[.$AD$51];[.$AE$51];[.$AD$52];[.$AE$52];[.$AD$53];[.$AE$53])" office:value-type="float" office:value="0.944444444444444" calcext:value-type="float">
            <text:p>0.94</text:p>
          </table:table-cell>
          <table:table-cell table:style-name="ce22" table:formula="of:=[.L20]/COM.MICROSOFT.SWITCH([.Q20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20]*[.I20]" office:value-type="float" office:value="97.5" calcext:value-type="float">
            <text:p>97.50</text:p>
          </table:table-cell>
          <table:table-cell table:style-name="ce22" table:formula="of:=[.$AM20]*[.J20]" office:value-type="float" office:value="104" calcext:value-type="float">
            <text:p>104.00</text:p>
          </table:table-cell>
          <table:table-cell table:style-name="ce22" table:formula="of:=[.$AM20]*[.K20]" office:value-type="float" office:value="110.5" calcext:value-type="float">
            <text:p>110.50</text:p>
          </table:table-cell>
          <table:table-cell table:style-name="ce22" table:formula="of:=[.$AM20]*[.L20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21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21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21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21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2" table:formula="of:=[.I22]/COM.MICROSOFT.SWITCH([.N22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2]/COM.MICROSOFT.SWITCH([.O22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2]/COM.MICROSOFT.SWITCH([.P22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2]/COM.MICROSOFT.SWITCH([.Q22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2]*[.I22]" office:value-type="float" office:value="95.48" calcext:value-type="float">
            <text:p>95.48</text:p>
          </table:table-cell>
          <table:table-cell table:style-name="ce22" table:formula="of:=[.$AM22]*[.J22]" office:value-type="float" office:value="100.44" calcext:value-type="float">
            <text:p>100.44</text:p>
          </table:table-cell>
          <table:table-cell table:style-name="ce22" table:formula="of:=[.$AM22]*[.K22]" office:value-type="float" office:value="91.76" calcext:value-type="float">
            <text:p>91.76</text:p>
          </table:table-cell>
          <table:table-cell table:style-name="ce22" table:formula="of:=[.$AM22]*[.L22]" office:value-type="float" office:value="110.36" calcext:value-type="float">
            <text:p>110.36</text:p>
          </table:table-cell>
          <table:table-cell/>
          <table:table-cell table:style-name="ce27" office:value-type="float" office:value="124" calcext:value-type="float">
            <text:p>124</text:p>
          </table:table-cell>
          <table:table-cell table:style-name="ce32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3]/COM.MICROSOFT.SWITCH([.N23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3]/COM.MICROSOFT.SWITCH([.O23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3]/COM.MICROSOFT.SWITCH([.P23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3]/COM.MICROSOFT.SWITCH([.Q23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3]*[.I23]" office:value-type="float" office:value="106.65" calcext:value-type="float">
            <text:p>106.65</text:p>
          </table:table-cell>
          <table:table-cell table:style-name="ce22" table:formula="of:=[.$AM23]*[.J23]" office:value-type="float" office:value="112.05" calcext:value-type="float">
            <text:p>112.05</text:p>
          </table:table-cell>
          <table:table-cell table:style-name="ce22" table:formula="of:=[.$AM23]*[.K23]" office:value-type="float" office:value="102.6" calcext:value-type="float">
            <text:p>102.60</text:p>
          </table:table-cell>
          <table:table-cell table:style-name="ce22" table:formula="of:=[.$AM23]*[.L23]" office:value-type="float" office:value="122.85" calcext:value-type="float">
            <text:p>122.85</text:p>
          </table:table-cell>
          <table:table-cell/>
          <table:table-cell table:style-name="ce27" office:value-type="float" office:value="135" calcext:value-type="float">
            <text:p>135</text:p>
          </table:table-cell>
          <table:table-cell table:style-name="ce32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5]/[.N25]" office:value-type="float" office:value="4" calcext:value-type="float">
            <text:p>4</text:p>
          </table:table-cell>
          <table:table-cell table:formula="of:=[.E25]/[.O25]" office:value-type="float" office:value="5" calcext:value-type="float">
            <text:p>5</text:p>
          </table:table-cell>
          <table:table-cell table:formula="of:=[.F25]/[.P25]" office:value-type="float" office:value="3" calcext:value-type="float">
            <text:p>3</text:p>
          </table:table-cell>
          <table:table-cell table:formula="of:=[.G25]/[.Q25]" office:value-type="float" office:value="2" calcext:value-type="float">
            <text:p>2</text:p>
          </table:table-cell>
          <table:table-cell/>
          <table:table-cell table:style-name="ce21" table:formula="of:=IF([.I25]&gt;=0.55;IF([.I25]&gt;=0.7;IF([.I25]&gt;0.8;IF([.I25]&gt;0.9;10;15);18);24);&quot;to low&quot;) - [.D25]" office:value-type="float" office:value="6" calcext:value-type="float">
            <text:p>6</text:p>
          </table:table-cell>
          <table:table-cell table:style-name="ce21" table:formula="of:=IF([.J25]&gt;=0.55;IF([.J25]&gt;=0.7;IF([.J25]&gt;0.8;IF([.J25]&gt;0.9;10;15);18);24);&quot;to low&quot;) - [.E25]" office:value-type="float" office:value="0" calcext:value-type="float">
            <text:p>0</text:p>
          </table:table-cell>
          <table:table-cell table:style-name="ce21" table:formula="of:=IF([.K25]&gt;=0.55;IF([.K25]&gt;=0.7;IF([.K25]&gt;0.8;IF([.K25]&gt;0.9;10;15);18);24);&quot;to low&quot;) - [.F25]" office:value-type="float" office:value="9" calcext:value-type="float">
            <text:p>9</text:p>
          </table:table-cell>
          <table:table-cell table:style-name="ce21" table:formula="of:=IF([.L25]&gt;=0.55;IF([.L25]&gt;=0.7;IF([.L25]&gt;0.8;IF([.L25]&gt;0.9;10;15);18);24);&quot;to low&quot;) - [.G25]" office:value-type="float" office:value="9" calcext:value-type="float">
            <text:p>9</text:p>
          </table:table-cell>
          <table:table-cell/>
          <table:table-cell table:style-name="ce22" table:formula="of:=[.I25]/COM.MICROSOFT.SWITCH([.N25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25]/COM.MICROSOFT.SWITCH([.O25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25]/COM.MICROSOFT.SWITCH([.P25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25]/COM.MICROSOFT.SWITCH([.Q25];[.$AD$44];[.$AE$44];[.$AD$45];[.$AE$45];[.$AD$46];[.$AE$46];[.$AD$47];[.$AE$47];[.$AD$48];[.$AE$48];[.$AD$49];[.$AE$49];[.$AD$50];[.$AE$50];[.$AD$51];[.$AE$51];[.$AD$52];[.$AE$52];[.$AD$53];[.$AE$53])" office:value-type="float" office:value="0.956989247311828" calcext:value-type="float">
            <text:p>0.96</text:p>
          </table:table-cell>
          <table:table-cell/>
          <table:table-cell table:style-name="ce22" table:formula="of:=[.$AM25]*[.I25]" office:value-type="float" office:value="70.686" calcext:value-type="float">
            <text:p>70.69</text:p>
          </table:table-cell>
          <table:table-cell table:style-name="ce22" table:formula="of:=[.$AM25]*[.J25]" office:value-type="float" office:value="74.358" calcext:value-type="float">
            <text:p>74.36</text:p>
          </table:table-cell>
          <table:table-cell table:style-name="ce22" table:formula="of:=[.$AM25]*[.K25]" office:value-type="float" office:value="67.932" calcext:value-type="float">
            <text:p>67.93</text:p>
          </table:table-cell>
          <table:table-cell table:style-name="ce22" table:formula="of:=[.$AM25]*[.L25]" office:value-type="float" office:value="81.702" calcext:value-type="float">
            <text:p>81.70</text:p>
          </table:table-cell>
          <table:table-cell/>
          <table:table-cell table:style-name="ce27" table:formula="of:=0.9*[.AM26]" office:value-type="float" office:value="91.8" calcext:value-type="float">
            <text:p>91.8</text:p>
          </table:table-cell>
          <table:table-cell table:style-name="ce32" office:value-type="string" calcext:value-type="string">
            <text:p>Snatch 3er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6]/COM.MICROSOFT.SWITCH([.N26];[.$AD$44];[.$AE$44];[.$AD$45];[.$AE$45];[.$AD$46];[.$AE$46];[.$AD$47];[.$AE$47];[.$AD$48];[.$AE$48];[.$AD$49];[.$AE$49];[.$AD$50];[.$AE$50];[.$AD$51];[.$AE$51];[.$AD$52];[.$AE$52];[.$AD$53];[.$AE$53])" office:value-type="float" office:value="0.822916666666667" calcext:value-type="float">
            <text:p>0.82</text:p>
          </table:table-cell>
          <table:table-cell table:style-name="ce22" table:formula="of:=[.J26]/COM.MICROSOFT.SWITCH([.O26];[.$AD$44];[.$AE$44];[.$AD$45];[.$AE$45];[.$AD$46];[.$AE$46];[.$AD$47];[.$AE$47];[.$AD$48];[.$AE$48];[.$AD$49];[.$AE$49];[.$AD$50];[.$AE$50];[.$AD$51];[.$AE$51];[.$AD$52];[.$AE$52];[.$AD$53];[.$AE$53])" office:value-type="float" office:value="0.864583333333333" calcext:value-type="float">
            <text:p>0.86</text:p>
          </table:table-cell>
          <table:table-cell table:style-name="ce22" table:formula="of:=[.K26]/COM.MICROSOFT.SWITCH([.P26];[.$AD$44];[.$AE$44];[.$AD$45];[.$AE$45];[.$AD$46];[.$AE$46];[.$AD$47];[.$AE$47];[.$AD$48];[.$AE$48];[.$AD$49];[.$AE$49];[.$AD$50];[.$AE$50];[.$AD$51];[.$AE$51];[.$AD$52];[.$AE$52];[.$AD$53];[.$AE$53])" office:value-type="float" office:value="0.791666666666667" calcext:value-type="float">
            <text:p>0.79</text:p>
          </table:table-cell>
          <table:table-cell table:style-name="ce23" table:formula="of:=[.L26]/COM.MICROSOFT.SWITCH([.Q26];[.$AD$44];[.$AE$44];[.$AD$45];[.$AE$45];[.$AD$46];[.$AE$46];[.$AD$47];[.$AE$47];[.$AD$48];[.$AE$48];[.$AD$49];[.$AE$49];[.$AD$50];[.$AE$50];[.$AD$51];[.$AE$51];[.$AD$52];[.$AE$52];[.$AD$53];[.$AE$53])" office:value-type="float" office:value="0.947916666666667" calcext:value-type="float">
            <text:p>0.95</text:p>
          </table:table-cell>
          <table:table-cell/>
          <table:table-cell table:style-name="ce22" table:formula="of:=[.$AM26]*[.I26]" office:value-type="float" office:value="80.58" calcext:value-type="float">
            <text:p>80.58</text:p>
          </table:table-cell>
          <table:table-cell table:style-name="ce22" table:formula="of:=[.$AM26]*[.J26]" office:value-type="float" office:value="84.66" calcext:value-type="float">
            <text:p>84.66</text:p>
          </table:table-cell>
          <table:table-cell table:style-name="ce22" table:formula="of:=[.$AM26]*[.K26]" office:value-type="float" office:value="77.52" calcext:value-type="float">
            <text:p>77.52</text:p>
          </table:table-cell>
          <table:table-cell table:style-name="ce22" table:formula="of:=[.$AM26]*[.L26]" office:value-type="float" office:value="92.82" calcext:value-type="float">
            <text:p>92.82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11" office:value-type="string" calcext:value-type="string">
            <text:p>Snatch 2er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9]/[.N29]" office:value-type="float" office:value="3" calcext:value-type="float">
            <text:p>3</text:p>
          </table:table-cell>
          <table:table-cell table:formula="of:=[.E29]/[.O29]" office:value-type="float" office:value="3" calcext:value-type="float">
            <text:p>3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3" calcext:value-type="float">
            <text:p>3</text:p>
          </table:table-cell>
          <table:table-cell/>
          <table:table-cell table:formula="of:=IF([.I29]&gt;=0.55;IF([.I29]&gt;=0.7;IF([.I29]&gt;0.8;IF([.I29]&gt;0.9;10;15);18);24);&quot;to low&quot;) - [.D29]" office:value-type="float" office:value="-6" calcext:value-type="float">
            <text:p>-6</text:p>
          </table:table-cell>
          <table:table-cell table:formula="of:=IF([.J29]&gt;=0.55;IF([.J29]&gt;=0.7;IF([.J29]&gt;0.8;IF([.J29]&gt;0.9;10;15);18);24);&quot;to low&quot;) - [.E29]" office:value-type="float" office:value="-6" calcext:value-type="float">
            <text:p>-6</text:p>
          </table:table-cell>
          <table:table-cell table:formula="of:=IF([.K29]&gt;=0.55;IF([.K29]&gt;=0.7;IF([.K29]&gt;0.8;IF([.K29]&gt;0.9;10;15);18);24);&quot;to low&quot;) - [.F29]" office:value-type="float" office:value="-6" calcext:value-type="float">
            <text:p>-6</text:p>
          </table:table-cell>
          <table:table-cell table:formula="of:=IF([.L29]&gt;=0.55;IF([.L29]&gt;=0.7;IF([.L29]&gt;0.8;IF([.L29]&gt;0.9;10;15);18);24);&quot;to low&quot;) - [.G29]" office:value-type="float" office:value="-6" calcext:value-type="float">
            <text:p>-6</text:p>
          </table:table-cell>
          <table:table-cell/>
          <table:table-cell table:style-name="ce22" table:formula="of:=[.I29]/COM.MICROSOFT.SWITCH([.N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29]/COM.MICROSOFT.SWITCH([.O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29]/COM.MICROSOFT.SWITCH([.P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29]/COM.MICROSOFT.SWITCH([.Q29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29]*[.I29]" office:value-type="float" office:value="105" calcext:value-type="float">
            <text:p>105.00</text:p>
          </table:table-cell>
          <table:table-cell table:style-name="ce22" table:formula="of:=[.$AM29]*[.J29]" office:value-type="float" office:value="105" calcext:value-type="float">
            <text:p>105.00</text:p>
          </table:table-cell>
          <table:table-cell table:style-name="ce22" table:formula="of:=[.$AM29]*[.K29]" office:value-type="float" office:value="105" calcext:value-type="float">
            <text:p>105.00</text:p>
          </table:table-cell>
          <table:table-cell table:style-name="ce22" table:formula="of:=[.$AM29]*[.L29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30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2]/[.N32]" office:value-type="float" office:value="4" calcext:value-type="float">
            <text:p>4</text:p>
          </table:table-cell>
          <table:table-cell table:formula="of:=[.E32]/[.O32]" office:value-type="float" office:value="4" calcext:value-type="float">
            <text:p>4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 - [.D32]" office:value-type="float" office:value="-2" calcext:value-type="float">
            <text:p>-2</text:p>
          </table:table-cell>
          <table:table-cell table:formula="of:=IF([.J32]&gt;=0.55;IF([.J32]&gt;=0.7;IF([.J32]&gt;0.8;IF([.J32]&gt;0.9;10;15);18);24);&quot;to low&quot;) - [.E32]" office:value-type="float" office:value="2" calcext:value-type="float">
            <text:p>2</text:p>
          </table:table-cell>
          <table:table-cell table:formula="of:=IF([.K32]&gt;=0.55;IF([.K32]&gt;=0.7;IF([.K32]&gt;0.8;IF([.K32]&gt;0.9;10;15);18);24);&quot;to low&quot;) - [.F32]" office:value-type="float" office:value="6" calcext:value-type="float">
            <text:p>6</text:p>
          </table:table-cell>
          <table:table-cell table:formula="of:=IF([.L32]&gt;=0.55;IF([.L32]&gt;=0.7;IF([.L32]&gt;0.8;IF([.L32]&gt;0.9;10;15);18);24);&quot;to low&quot;) - [.G32]" office:value-type="float" office:value="10" calcext:value-type="float">
            <text:p>10</text:p>
          </table:table-cell>
          <table:table-cell/>
          <table:table-cell table:style-name="ce22" table:formula="of:=[.I32]/COM.MICROSOFT.SWITCH([.N32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2]/COM.MICROSOFT.SWITCH([.O32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2]/COM.MICROSOFT.SWITCH([.P32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2]/COM.MICROSOFT.SWITCH([.Q32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2]*[.I32]" office:value-type="float" office:value="89.25" calcext:value-type="float">
            <text:p>89.25</text:p>
          </table:table-cell>
          <table:table-cell table:style-name="ce22" table:formula="of:=[.$AM32]*[.J32]" office:value-type="float" office:value="93.075" calcext:value-type="float">
            <text:p>93.08</text:p>
          </table:table-cell>
          <table:table-cell table:style-name="ce22" table:formula="of:=[.$AM32]*[.K32]" office:value-type="float" office:value="98.175" calcext:value-type="float">
            <text:p>98.18</text:p>
          </table:table-cell>
          <table:table-cell table:style-name="ce22" table:formula="of:=[.$AM32]*[.L32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30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4" calcext:value-type="float">
            <text:p>4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2" calcext:value-type="float">
            <text:p>2</text:p>
          </table:table-cell>
          <table:table-cell/>
          <table:table-cell table:formula="of:=IF([.I33]&gt;=0.55;IF([.I33]&gt;=0.7;IF([.I33]&gt;0.8;IF([.I33]&gt;0.9;10;15);18);24);&quot;to low&quot;) - [.D33]" office:value-type="float" office:value="-2" calcext:value-type="float">
            <text:p>-2</text:p>
          </table:table-cell>
          <table:table-cell table:formula="of:=IF([.J33]&gt;=0.55;IF([.J33]&gt;=0.7;IF([.J33]&gt;0.8;IF([.J33]&gt;0.9;10;15);18);24);&quot;to low&quot;) - [.E33]" office:value-type="float" office:value="2" calcext:value-type="float">
            <text:p>2</text:p>
          </table:table-cell>
          <table:table-cell table:formula="of:=IF([.K33]&gt;=0.55;IF([.K33]&gt;=0.7;IF([.K33]&gt;0.8;IF([.K33]&gt;0.9;10;15);18);24);&quot;to low&quot;) - [.F33]" office:value-type="float" office:value="6" calcext:value-type="float">
            <text:p>6</text:p>
          </table:table-cell>
          <table:table-cell table:formula="of:=IF([.L33]&gt;=0.55;IF([.L33]&gt;=0.7;IF([.L33]&gt;0.8;IF([.L33]&gt;0.9;10;15);18);24);&quot;to low&quot;) - [.G33]" office:value-type="float" office:value="10" calcext:value-type="float">
            <text:p>10</text:p>
          </table:table-cell>
          <table:table-cell/>
          <table:table-cell table:style-name="ce22" table:formula="of:=[.I33]/COM.MICROSOFT.SWITCH([.N33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 table:style-name="ce22" table:formula="of:=[.J33]/COM.MICROSOFT.SWITCH([.O33];[.$AD$44];[.$AE$44];[.$AD$45];[.$AE$45];[.$AD$46];[.$AE$46];[.$AD$47];[.$AE$47];[.$AD$48];[.$AE$48];[.$AD$49];[.$AE$49];[.$AD$50];[.$AE$50];[.$AD$51];[.$AE$51];[.$AD$52];[.$AE$52];[.$AD$53];[.$AE$53])" office:value-type="float" office:value="0.811111111111111" calcext:value-type="float">
            <text:p>0.81</text:p>
          </table:table-cell>
          <table:table-cell table:style-name="ce22" table:formula="of:=[.K33]/COM.MICROSOFT.SWITCH([.P33];[.$AD$44];[.$AE$44];[.$AD$45];[.$AE$45];[.$AD$46];[.$AE$46];[.$AD$47];[.$AE$47];[.$AD$48];[.$AE$48];[.$AD$49];[.$AE$49];[.$AD$50];[.$AE$50];[.$AD$51];[.$AE$51];[.$AD$52];[.$AE$52];[.$AD$53];[.$AE$53])" office:value-type="float" office:value="0.855555555555556" calcext:value-type="float">
            <text:p>0.86</text:p>
          </table:table-cell>
          <table:table-cell table:style-name="ce22" table:formula="of:=[.L33]/COM.MICROSOFT.SWITCH([.Q33];[.$AD$44];[.$AE$44];[.$AD$45];[.$AE$45];[.$AD$46];[.$AE$46];[.$AD$47];[.$AE$47];[.$AD$48];[.$AE$48];[.$AD$49];[.$AE$49];[.$AD$50];[.$AE$50];[.$AD$51];[.$AE$51];[.$AD$52];[.$AE$52];[.$AD$53];[.$AE$53])" office:value-type="float" office:value="0.777777777777778" calcext:value-type="float">
            <text:p>0.78</text:p>
          </table:table-cell>
          <table:table-cell/>
          <table:table-cell table:style-name="ce22" table:formula="of:=[.$AM33]*[.I33]" office:value-type="float" office:value="68.25" calcext:value-type="float">
            <text:p>68.25</text:p>
          </table:table-cell>
          <table:table-cell table:style-name="ce22" table:formula="of:=[.$AM33]*[.J33]" office:value-type="float" office:value="71.175" calcext:value-type="float">
            <text:p>71.18</text:p>
          </table:table-cell>
          <table:table-cell table:style-name="ce22" table:formula="of:=[.$AM33]*[.K33]" office:value-type="float" office:value="75.075" calcext:value-type="float">
            <text:p>75.08</text:p>
          </table:table-cell>
          <table:table-cell table:style-name="ce22" table:formula="of:=[.$AM33]*[.L33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0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30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5]/[.N35]" office:value-type="float" office:value="3" calcext:value-type="float">
            <text:p>3</text:p>
          </table:table-cell>
          <table:table-cell table:formula="of:=[.E35]/[.O35]" office:value-type="float" office:value="3" calcext:value-type="float">
            <text:p>3</text:p>
          </table:table-cell>
          <table:table-cell table:formula="of:=[.F35]/[.P35]" office:value-type="float" office:value="3" calcext:value-type="float">
            <text:p>3</text:p>
          </table:table-cell>
          <table:table-cell table:formula="of:=[.G35]/[.Q35]" office:value-type="float" office:value="3" calcext:value-type="float">
            <text:p>3</text:p>
          </table:table-cell>
          <table:table-cell/>
          <table:table-cell table:formula="of:=IF([.I35]&gt;=0.55;IF([.I35]&gt;=0.7;IF([.I35]&gt;0.8;IF([.I35]&gt;0.9;10;15);18);24);&quot;to low&quot;) - [.D35]" office:value-type="float" office:value="-6" calcext:value-type="float">
            <text:p>-6</text:p>
          </table:table-cell>
          <table:table-cell table:formula="of:=IF([.J35]&gt;=0.55;IF([.J35]&gt;=0.7;IF([.J35]&gt;0.8;IF([.J35]&gt;0.9;10;15);18);24);&quot;to low&quot;) - [.E35]" office:value-type="float" office:value="-6" calcext:value-type="float">
            <text:p>-6</text:p>
          </table:table-cell>
          <table:table-cell table:formula="of:=IF([.K35]&gt;=0.55;IF([.K35]&gt;=0.7;IF([.K35]&gt;0.8;IF([.K35]&gt;0.9;10;15);18);24);&quot;to low&quot;) - [.F35]" office:value-type="float" office:value="-6" calcext:value-type="float">
            <text:p>-6</text:p>
          </table:table-cell>
          <table:table-cell table:formula="of:=IF([.L35]&gt;=0.55;IF([.L35]&gt;=0.7;IF([.L35]&gt;0.8;IF([.L35]&gt;0.9;10;15);18);24);&quot;to low&quot;) - [.G35]" office:value-type="float" office:value="-6" calcext:value-type="float">
            <text:p>-6</text:p>
          </table:table-cell>
          <table:table-cell/>
          <table:table-cell table:style-name="ce22" table:formula="of:=[.I35]/COM.MICROSOFT.SWITCH([.N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J35]/COM.MICROSOFT.SWITCH([.O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K35]/COM.MICROSOFT.SWITCH([.P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 table:style-name="ce22" table:formula="of:=[.L35]/COM.MICROSOFT.SWITCH([.Q35];[.$AD$44];[.$AE$44];[.$AD$45];[.$AE$45];[.$AD$46];[.$AE$46];[.$AD$47];[.$AE$47];[.$AD$48];[.$AE$48];[.$AD$49];[.$AE$49];[.$AD$50];[.$AE$50];[.$AD$51];[.$AE$51];[.$AD$52];[.$AE$52];[.$AD$53];[.$AE$53])" office:value-type="float" office:value="0.779220779220779" calcext:value-type="float">
            <text:p>0.78</text:p>
          </table:table-cell>
          <table:table-cell/>
          <table:table-cell table:style-name="ce22" table:formula="of:=[.$AM35]*[.I35]" office:value-type="float" office:value="100.8" calcext:value-type="float">
            <text:p>100.80</text:p>
          </table:table-cell>
          <table:table-cell table:style-name="ce22" table:formula="of:=[.$AM35]*[.J35]" office:value-type="float" office:value="100.8" calcext:value-type="float">
            <text:p>100.80</text:p>
          </table:table-cell>
          <table:table-cell table:style-name="ce22" table:formula="of:=[.$AM35]*[.K35]" office:value-type="float" office:value="100.8" calcext:value-type="float">
            <text:p>100.80</text:p>
          </table:table-cell>
          <table:table-cell table:style-name="ce22" table:formula="of:=[.$AM35]*[.L35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2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6]/[.N36]" office:value-type="float" office:value="4" calcext:value-type="float">
            <text:p>4</text:p>
          </table:table-cell>
          <table:table-cell table:formula="of:=[.E36]/[.O36]" office:value-type="float" office:value="5" calcext:value-type="float">
            <text:p>5</text:p>
          </table:table-cell>
          <table:table-cell table:formula="of:=[.F36]/[.P36]" office:value-type="float" office:value="3" calcext:value-type="float">
            <text:p>3</text:p>
          </table:table-cell>
          <table:table-cell table:formula="of:=[.G36]/[.Q36]" office:value-type="float" office:value="3" calcext:value-type="float">
            <text:p>3</text:p>
          </table:table-cell>
          <table:table-cell/>
          <table:table-cell table:style-name="ce21" table:formula="of:=IF([.I36]&gt;=0.55;IF([.I36]&gt;=0.7;IF([.I36]&gt;0.8;IF([.I36]&gt;0.9;10;15);18);24);&quot;to low&quot;) - [.D36]" office:value-type="float" office:value="6" calcext:value-type="float">
            <text:p>6</text:p>
          </table:table-cell>
          <table:table-cell table:style-name="ce21" table:formula="of:=IF([.J36]&gt;=0.55;IF([.J36]&gt;=0.7;IF([.J36]&gt;0.8;IF([.J36]&gt;0.9;10;15);18);24);&quot;to low&quot;) - [.E36]" office:value-type="float" office:value="0" calcext:value-type="float">
            <text:p>0</text:p>
          </table:table-cell>
          <table:table-cell table:style-name="ce21" table:formula="of:=IF([.K36]&gt;=0.55;IF([.K36]&gt;=0.7;IF([.K36]&gt;0.8;IF([.K36]&gt;0.9;10;15);18);24);&quot;to low&quot;) - [.F36]" office:value-type="float" office:value="9" calcext:value-type="float">
            <text:p>9</text:p>
          </table:table-cell>
          <table:table-cell table:style-name="ce21" table:formula="of:=IF([.L36]&gt;=0.55;IF([.L36]&gt;=0.7;IF([.L36]&gt;0.8;IF([.L36]&gt;0.9;10;15);18);24);&quot;to low&quot;) - [.G36]" office:value-type="float" office:value="9" calcext:value-type="float">
            <text:p>9</text:p>
          </table:table-cell>
          <table:table-cell/>
          <table:table-cell table:style-name="ce22" table:formula="of:=[.I36]/COM.MICROSOFT.SWITCH([.N36];[.$AD$44];[.$AE$44];[.$AD$45];[.$AE$45];[.$AD$46];[.$AE$46];[.$AD$47];[.$AE$47];[.$AD$48];[.$AE$48];[.$AD$49];[.$AE$49];[.$AD$50];[.$AE$50];[.$AD$51];[.$AE$51];[.$AD$52];[.$AE$52];[.$AD$53];[.$AE$53])" office:value-type="float" office:value="0.827956989247312" calcext:value-type="float">
            <text:p>0.83</text:p>
          </table:table-cell>
          <table:table-cell table:style-name="ce22" table:formula="of:=[.J36]/COM.MICROSOFT.SWITCH([.O36];[.$AD$44];[.$AE$44];[.$AD$45];[.$AE$45];[.$AD$46];[.$AE$46];[.$AD$47];[.$AE$47];[.$AD$48];[.$AE$48];[.$AD$49];[.$AE$49];[.$AD$50];[.$AE$50];[.$AD$51];[.$AE$51];[.$AD$52];[.$AE$52];[.$AD$53];[.$AE$53])" office:value-type="float" office:value="0.870967741935484" calcext:value-type="float">
            <text:p>0.87</text:p>
          </table:table-cell>
          <table:table-cell table:style-name="ce22" table:formula="of:=[.K36]/COM.MICROSOFT.SWITCH([.P36];[.$AD$44];[.$AE$44];[.$AD$45];[.$AE$45];[.$AD$46];[.$AE$46];[.$AD$47];[.$AE$47];[.$AD$48];[.$AE$48];[.$AD$49];[.$AE$49];[.$AD$50];[.$AE$50];[.$AD$51];[.$AE$51];[.$AD$52];[.$AE$52];[.$AD$53];[.$AE$53])" office:value-type="float" office:value="0.795698924731183" calcext:value-type="float">
            <text:p>0.80</text:p>
          </table:table-cell>
          <table:table-cell table:style-name="ce23" table:formula="of:=[.L36]/COM.MICROSOFT.SWITCH([.Q36];[.$AD$44];[.$AE$44];[.$AD$45];[.$AE$45];[.$AD$46];[.$AE$46];[.$AD$47];[.$AE$47];[.$AD$48];[.$AE$48];[.$AD$49];[.$AE$49];[.$AD$50];[.$AE$50];[.$AD$51];[.$AE$51];[.$AD$52];[.$AE$52];[.$AD$53];[.$AE$53])" office:value-type="float" office:value="0.927083333333333" calcext:value-type="float">
            <text:p>0.93</text:p>
          </table:table-cell>
          <table:table-cell/>
          <table:table-cell table:style-name="ce22" table:formula="of:=[.$AM36]*[.I36]" office:value-type="float" office:value="102.025" calcext:value-type="float">
            <text:p>102.03</text:p>
          </table:table-cell>
          <table:table-cell table:style-name="ce22" table:formula="of:=[.$AM36]*[.J36]" office:value-type="float" office:value="107.325" calcext:value-type="float">
            <text:p>107.33</text:p>
          </table:table-cell>
          <table:table-cell table:style-name="ce22" table:formula="of:=[.$AM36]*[.K36]" office:value-type="float" office:value="98.05" calcext:value-type="float">
            <text:p>98.05</text:p>
          </table:table-cell>
          <table:table-cell table:style-name="ce25" table:formula="of:=[.$AM36]*[.L36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32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2"/>
          <table:table-cell table:style-name="ce11"/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40]&gt;=0.55;IF([.I40]&gt;=0.7;IF([.I40]&gt;0.8;IF([.I40]&gt;0.9;10;15);18);24);&quot;to low&quot;) - [.D40]" office:value-type="float" office:value="0" calcext:value-type="float">
            <text:p>0</text:p>
          </table:table-cell>
          <table:table-cell table:formula="of:=IF([.J40]&gt;=0.55;IF([.J40]&gt;=0.7;IF([.J40]&gt;0.8;IF([.J40]&gt;0.9;10;15);18);24);&quot;to low&quot;) - [.E40]" office:value-type="float" office:value="4" calcext:value-type="float">
            <text:p>4</text:p>
          </table:table-cell>
          <table:table-cell table:formula="of:=IF([.K40]&gt;=0.55;IF([.K40]&gt;=0.7;IF([.K40]&gt;0.8;IF([.K40]&gt;0.9;10;15);18);24);&quot;to low&quot;) - [.F40]" office:value-type="float" office:value="-12" calcext:value-type="float">
            <text:p>-12</text:p>
          </table:table-cell>
          <table:table-cell table:formula="of:=IF([.L40]&gt;=0.55;IF([.L40]&gt;=0.7;IF([.L40]&gt;0.8;IF([.L40]&gt;0.9;10;15);18);24);&quot;to low&quot;) - [.G40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6]/[.N56]" office:value-type="float" office:value="6" calcext:value-type="float">
            <text:p>6</text:p>
          </table:table-cell>
          <table:table-cell table:formula="of:=[.E56]/[.O56]" office:value-type="float" office:value="5" calcext:value-type="float">
            <text:p>5</text:p>
          </table:table-cell>
          <table:table-cell table:formula="of:=[.F56]/[.P56]" office:value-type="float" office:value="4" calcext:value-type="float">
            <text:p>4</text:p>
          </table:table-cell>
          <table:table-cell table:formula="of:=[.G56]/[.Q56]" office:value-type="float" office:value="4" calcext:value-type="float">
            <text:p>4</text:p>
          </table:table-cell>
          <table:table-cell/>
          <table:table-cell table:formula="of:=IF([.I56]&gt;=0.55;IF([.I56]&gt;=0.7;IF([.I56]&gt;0.8;IF([.I56]&gt;0.9;10;15);18);24);&quot;to low&quot;) - [.D56]" office:value-type="float" office:value="-12" calcext:value-type="float">
            <text:p>-12</text:p>
          </table:table-cell>
          <table:table-cell table:formula="of:=IF([.J56]&gt;=0.55;IF([.J56]&gt;=0.7;IF([.J56]&gt;0.8;IF([.J56]&gt;0.9;10;15);18);24);&quot;to low&quot;) - [.E56]" office:value-type="float" office:value="-7" calcext:value-type="float">
            <text:p>-7</text:p>
          </table:table-cell>
          <table:table-cell table:formula="of:=IF([.K56]&gt;=0.55;IF([.K56]&gt;=0.7;IF([.K56]&gt;0.8;IF([.K56]&gt;0.9;10;15);18);24);&quot;to low&quot;) - [.F56]" office:value-type="float" office:value="-5" calcext:value-type="float">
            <text:p>-5</text:p>
          </table:table-cell>
          <table:table-cell table:formula="of:=IF([.L56]&gt;=0.55;IF([.L56]&gt;=0.7;IF([.L56]&gt;0.8;IF([.L56]&gt;0.9;10;15);18);24);&quot;to low&quot;) - [.G56]" office:value-type="float" office:value="-2" calcext:value-type="float">
            <text:p>-2</text:p>
          </table:table-cell>
          <table:table-cell/>
          <table:table-cell table:style-name="ce22" table:formula="of:=[.I56]/COM.MICROSOFT.SWITCH([.N56];[.$AD$44];[.$AE$44];[.$AD$45];[.$AE$45];[.$AD$46];[.$AE$46];[.$AD$47];[.$AE$47];[.$AD$48];[.$AE$48];[.$AD$49];[.$AE$49];[.$AD$50];[.$AE$50];[.$AD$51];[.$AE$51];[.$AD$52];[.$AE$52];[.$AD$53];[.$AE$53])" office:value-type="float" office:value="0.852272727272727" calcext:value-type="float">
            <text:p>0.85</text:p>
          </table:table-cell>
          <table:table-cell table:style-name="ce22" table:formula="of:=[.J56]/COM.MICROSOFT.SWITCH([.O56];[.$AD$44];[.$AE$44];[.$AD$45];[.$AE$45];[.$AD$46];[.$AE$46];[.$AD$47];[.$AE$47];[.$AD$48];[.$AE$48];[.$AD$49];[.$AE$49];[.$AD$50];[.$AE$50];[.$AD$51];[.$AE$51];[.$AD$52];[.$AE$52];[.$AD$53];[.$AE$53])" office:value-type="float" office:value="0.909090909090909" calcext:value-type="float">
            <text:p>0.91</text:p>
          </table:table-cell>
          <table:table-cell table:style-name="ce23" table:formula="of:=[.K56]/COM.MICROSOFT.SWITCH([.P56];[.$AD$44];[.$AE$44];[.$AD$45];[.$AE$45];[.$AD$46];[.$AE$46];[.$AD$47];[.$AE$47];[.$AD$48];[.$AE$48];[.$AD$49];[.$AE$49];[.$AD$50];[.$AE$50];[.$AD$51];[.$AE$51];[.$AD$52];[.$AE$52];[.$AD$53];[.$AE$53])" office:value-type="float" office:value="0.965909090909091" calcext:value-type="float">
            <text:p>0.97</text:p>
          </table:table-cell>
          <table:table-cell table:style-name="ce22" table:formula="of:=[.L56]/COM.MICROSOFT.SWITCH([.Q56];[.$AD$44];[.$AE$44];[.$AD$45];[.$AE$45];[.$AD$46];[.$AE$46];[.$AD$47];[.$AE$47];[.$AD$48];[.$AE$48];[.$AD$49];[.$AE$49];[.$AD$50];[.$AE$50];[.$AD$51];[.$AE$51];[.$AD$52];[.$AE$52];[.$AD$53];[.$AE$53])" office:value-type="float" office:value="0.795454545454546" calcext:value-type="float">
            <text:p>0.80</text:p>
          </table:table-cell>
          <table:table-cell/>
          <table:table-cell table:style-name="ce22" table:formula="of:=[.$AM56]*[.I56]" office:value-type="float" office:value="0" calcext:value-type="float">
            <text:p>0.00</text:p>
          </table:table-cell>
          <table:table-cell table:style-name="ce22" table:formula="of:=[.$AM56]*[.J56]" office:value-type="float" office:value="0" calcext:value-type="float">
            <text:p>0.00</text:p>
          </table:table-cell>
          <table:table-cell table:style-name="ce22" table:formula="of:=[.$AM56]*[.K56]" office:value-type="float" office:value="0" calcext:value-type="float">
            <text:p>0.00</text:p>
          </table:table-cell>
          <table:table-cell table:style-name="ce22" table:formula="of:=[.$AM56]*[.L56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5" table:default-cell-style-name="Default"/>
        <table:table-column table:style-name="co20" table:default-cell-style-name="Default"/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7" office:value-type="string" calcext:value-type="string">
            <text:p>Sunday</text:p>
          </table:table-cell>
          <table:table-cell table:style-name="ce37" office:value-type="string" calcext:value-type="string">
            <text:p>Tuesday</text:p>
          </table:table-cell>
          <table:table-cell table:style-name="ce37" office:value-type="string" calcext:value-type="string">
            <text:p>Thirsday</text:p>
          </table:table-cell>
          <table:table-cell table:number-columns-repeated="20"/>
        </table:table-row>
        <table:table-row table:style-name="ro1">
          <table:table-cell table:style-name="ce35" office:value-type="string" calcext:value-type="string">
            <text:p>SIDE LEG SQUAT AS WARM UP?</text:p>
          </table:table-cell>
          <table:table-cell/>
          <table:table-cell table:number-columns-repeated="3" table:style-name="ce38" office:value-type="string" calcext:value-type="string">
            <text:p>Volley Koordi/Poly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8" table:number-columns-repeated="2"/>
          <table:table-cell table:style-name="ce39"/>
          <table:table-cell table:number-columns-repeated="20"/>
        </table:table-row>
        <table:table-row table:style-name="ro1">
          <table:table-cell table:number-columns-repeated="2"/>
          <table:table-cell table:style-name="ce38" table:number-columns-repeated="3"/>
          <table:table-cell table:number-columns-repeated="20"/>
        </table:table-row>
        <table:table-row table:style-name="ro1">
          <table:table-cell table:number-columns-repeated="2"/>
          <table:table-cell table:style-name="ce39"/>
          <table:table-cell table:style-name="ce38" office:value-type="string" calcext:value-type="string">
            <text:p>warm muscle</text:p>
          </table:table-cell>
          <table:table-cell table:style-name="ce39"/>
          <table:table-cell table:number-columns-repeated="20"/>
        </table:table-row>
        <table:table-row table:style-name="ro1">
          <table:table-cell table:number-columns-repeated="2"/>
          <table:table-cell table:style-name="ce38" office:value-type="string" calcext:value-type="string">
            <text:p>Snatch 2er</text:p>
          </table:table-cell>
          <table:table-cell table:style-name="ce39" office:value-type="string" calcext:value-type="string">
            <text:p>Clean 3er</text:p>
          </table:table-cell>
          <table:table-cell table:style-name="ce38" office:value-type="string" calcext:value-type="string">
            <text:p>Clean &amp; Jerk</text:p>
          </table:table-cell>
          <table:table-cell table:number-columns-repeated="3"/>
          <table:table-cell table:style-name="ce35"/>
          <table:table-cell table:number-columns-repeated="16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42"/>
          <table:table-cell table:number-columns-repeated="20"/>
        </table:table-row>
        <table:table-row table:style-name="ro1">
          <table:table-cell office:value-type="string" calcext:value-type="string">
            <text:p>OVER QUE</text:p>
          </table:table-cell>
          <table:table-cell/>
          <table:table-cell table:style-name="ce39" table:number-columns-repeated="3"/>
          <table:table-cell table:number-columns-repeated="20"/>
        </table:table-row>
        <table:table-row table:style-name="ro1">
          <table:table-cell table:style-name="ce36" office:value-type="string" calcext:value-type="string">
            <text:p>WRISTS N BAR POSITION IN START</text:p>
          </table:table-cell>
          <table:table-cell/>
          <table:table-cell table:style-name="ce39" office:value-type="string" calcext:value-type="string">
            <text:p>Paused Push Press</text:p>
          </table:table-cell>
          <table:table-cell table:style-name="ce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8" office:value-type="string" calcext:value-type="string">
            <text:p>Pressbackdown</text:p>
          </table:table-cell>
          <table:table-cell table:style-name="ce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warm clean pull</text:p>
          </table:table-cell>
          <table:table-cell table:style-name="ce39"/>
          <table:table-cell table:number-columns-repeated="20"/>
        </table:table-row>
        <table:table-row table:style-name="ro1">
          <table:table-cell table:number-columns-repeated="2"/>
          <table:table-cell table:style-name="ce38" office:value-type="string" calcext:value-type="string">
            <text:p>Paused Frontsquat</text:p>
          </table:table-cell>
          <table:table-cell table:style-name="ce38" office:value-type="string" calcext:value-type="string">
            <text:p>Deadlift</text:p>
          </table:table-cell>
          <table:table-cell table:style-name="ce38" office:value-type="string" calcext:value-type="string">
            <text:p>Front Squat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9"/>
          <table:table-cell table:style-name="ce38" office:value-type="string" calcext:value-type="string">
            <text:p>paused backdown</text:p>
          </table:table-cell>
          <table:table-cell table:style-name="ce38"/>
          <table:table-cell table:number-columns-repeated="20"/>
        </table:table-row>
        <table:table-row table:style-name="ro1">
          <table:table-cell table:number-columns-repeated="2"/>
          <table:table-cell table:style-name="ce38" table:number-columns-repeated="3"/>
          <table:table-cell table:number-columns-repeated="20"/>
        </table:table-row>
        <table:table-row table:style-name="ro1">
          <table:table-cell table:number-columns-repeated="2"/>
          <table:table-cell table:number-columns-repeated="3" table:style-name="ce40" office:value-type="string" calcext:value-type="string">
            <text:p>Knee Machine x1</text:p>
          </table:table-cell>
          <table:table-cell office:value-type="string" calcext:value-type="string">
            <text:p>maybe cut?!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8" office:value-type="string" calcext:value-type="string">
            <text:p>Paused BS 3x10</text:p>
          </table:table-cell>
          <table:table-cell table:style-name="ce38" office:value-type="string" calcext:value-type="string">
            <text:p>Paused OVS 3x5</text:p>
          </table:table-cell>
          <table:table-cell table:style-name="ce38" office:value-type="string" calcext:value-type="string">
            <text:p>Paused 90 BS 3x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8" office:value-type="string" calcext:value-type="string">
            <text:p>Rack Extensions</text:p>
          </table:table-cell>
          <table:table-cell table:style-name="ce38" office:value-type="string" calcext:value-type="string">
            <text:p>Back Extensions</text:p>
          </table:table-cell>
          <table:table-cell table:style-name="ce38" office:value-type="string" calcext:value-type="string">
            <text:p>Rack Extensions Straight Hip with falling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39" office:value-type="string" calcext:value-type="string">
            <text:p>Squat HOLDS n 90</text:p>
          </table:table-cell>
          <table:table-cell table:style-name="ce41" office:value-type="string" calcext:value-type="string">
            <text:p>Lower ABS x5</text:p>
          </table:table-cell>
          <table:table-cell table:style-name="ce39" office:value-type="string" calcext:value-type="string">
            <text:p>Squat HOLDS n 90</text:p>
          </table:table-cell>
          <table:table-cell table:number-columns-repeated="20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4"/>
          <table:table-cell table:style-name="ce43" table:number-columns-repeated="4"/>
          <table:table-cell table:number-columns-repeated="17"/>
        </table:table-row>
        <table:table-row table:style-name="ro1">
          <table:table-cell table:number-columns-repeated="6"/>
          <table:table-cell table:style-name="ce44" office:value-type="string" calcext:value-type="string">
            <text:p>Jump Stan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izit Downward</text:p>
          </table:table-cell>
          <table:table-cell/>
          <table:table-cell office:value-type="string" calcext:value-type="string">
            <text:p>Counter left Shoulder</text:p>
          </table:table-cell>
          <table:table-cell/>
          <table:table-cell office:value-type="string" calcext:value-type="string">
            <text:p>rosa</text:p>
          </table:table-cell>
          <table:table-cell office:value-type="string" calcext:value-type="string">
            <text:p>x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mount of worrkeset re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unter Right leg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x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35"/>
          <table:table-cell table:number-columns-repeated="2"/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x Paused</text:p>
          </table:table-cell>
          <table:table-cell table:formula="of:=[.B38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RE REP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x Paused</text:p>
          </table:table-cell>
          <table:table-cell table:formula="of:=[.B38]+2" office:value-type="float" office:value="7" calcext:value-type="float">
            <text:p>7</text:p>
          </table:table-cell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lower abs sides!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x Defizit</text:p>
          </table:table-cell>
          <table:table-cell table:formula="of:=[.B38]*2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x Defizit</text:p>
          </table:table-cell>
          <table:table-cell table:formula="of:=[.B38]*3"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39"/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</table:table>
      <table:table table:name="notes" table:style-name="ta1"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45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45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45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8"/>
          <table:table-cell/>
          <table:table-cell table:style-name="ce38" table:number-columns-repeated="2"/>
          <table:table-cell/>
          <table:table-cell table:style-name="ce38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8"/>
          <table:table-cell/>
          <table:table-cell table:style-name="ce38"/>
          <table:table-cell table:style-name="ce35" table:number-columns-repeated="2"/>
          <table:table-cell table:style-name="ce3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/>
          <table:table-cell table:style-name="ce35"/>
          <table:table-cell table:style-name="ce38" table:number-columns-repeated="2"/>
          <table:table-cell table:style-name="ce35"/>
          <table:table-cell table:style-name="ce38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5"/>
          <table:table-cell table:style-name="ce38"/>
          <table:table-cell/>
          <table:table-cell table:style-name="ce35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8"/>
          <table:table-cell table:style-name="ce35"/>
          <table:table-cell table:style-name="ce38" table:number-columns-repeated="2"/>
          <table:table-cell table:style-name="ce35"/>
          <table:table-cell table:style-name="ce38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8"/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8" table:number-columns-repeated="2"/>
          <table:table-cell table:style-name="ce35"/>
          <table:table-cell table:style-name="ce3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8"/>
          <table:table-cell table:style-name="ce35"/>
          <table:table-cell table:style-name="ce38"/>
          <table:table-cell table:style-name="ce35"/>
          <table:table-cell table:style-name="ce38"/>
          <table:table-cell/>
          <table:table-cell table:style-name="ce38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5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8" office:value-type="string" calcext:value-type="string">
            <text:p>Clean MED</text:p>
          </table:table-cell>
          <table:table-cell table:style-name="ce35" office:value-type="string" calcext:value-type="string">
            <text:p>Snatch Complex </text:p>
          </table:table-cell>
          <table:table-cell table:style-name="ce38" office:value-type="string" calcext:value-type="string">
            <text:p>Snatch MED</text:p>
          </table:table-cell>
          <table:table-cell table:style-name="ce38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8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8" office:value-type="string" calcext:value-type="string">
            <text:p>Push Press</text:p>
          </table:table-cell>
          <table:table-cell/>
          <table:table-cell table:style-name="ce46" office:value-type="string" calcext:value-type="string">
            <text:p>Jerk</text:p>
          </table:table-cell>
          <table:table-cell/>
          <table:table-cell table:style-name="ce38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8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8" office:value-type="string" calcext:value-type="string">
            <text:p>Paused Frontsquat</text:p>
          </table:table-cell>
          <table:table-cell/>
          <table:table-cell table:style-name="ce38" office:value-type="string" calcext:value-type="string">
            <text:p>Front Squat</text:p>
          </table:table-cell>
          <table:table-cell/>
          <table:table-cell table:style-name="ce38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1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51" office:value-type="string" calcext:value-type="string">
            <text:p>align with jump</text:p>
          </table:table-cell>
          <table:table-cell table:style-name="ce51"/>
          <table:table-cell table:style-name="ce51" office:value-type="string" calcext:value-type="string">
            <text:p>more forward</text:p>
          </table:table-cell>
          <table:table-cell table:style-name="ce51"/>
          <table:table-cell table:style-name="ce51" office:value-type="string" calcext:value-type="string">
            <text:p>with box</text:p>
          </table:table-cell>
          <table:table-cell table:style-name="ce51"/>
          <table:table-cell/>
          <table:table-cell table:style-name="ce36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  <table:table-cell table:number-columns-repeated="9"/>
          <table:table-cell table:style-name="ce55" office:value-type="string" calcext:value-type="string">
            <text:p>1 WARM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11"/>
          <table:table-cell table:style-name="ce55" office:value-type="string" calcext:value-type="string">
            <text:p>2 TECH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11"/>
          <table:table-cell table:style-name="ce55" office:value-type="string" calcext:value-type="string">
            <text:p>3 POWER</text:p>
          </table:table-cell>
        </table:table-row>
        <table:table-row table:style-name="ro3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7"/>
          <table:table-cell table:style-name="ce36" office:value-type="string" calcext:value-type="string">
            <text:p>2-3 arms sync</text:p>
          </table:table-cell>
          <table:table-cell table:number-columns-repeated="3"/>
          <table:table-cell table:style-name="ce1" office:value-type="string" calcext:value-type="string">
            <text:p>Power 2-3</text:p>
          </table:table-cell>
          <table:table-cell table:number-columns-repeated="11"/>
          <table:table-cell table:style-name="ce55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7"/>
          <table:table-cell office:value-type="string" calcext:value-type="string">
            <text:p>BOX STAND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Mid +1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2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3"/>
        </table:table-row>
        <table:table-row table:style-name="ro1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36" office:value-type="string" calcext:value-type="string">
            <text:p>ON Height</text:p>
          </table:table-cell>
          <table:table-cell office:value-type="string" calcext:value-type="string">
            <text:p>+ de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7"/>
          <table:table-cell office:value-type="string" calcext:value-type="string">
            <text:p>Std:</text:p>
          </table:table-cell>
          <table:table-cell table:style-name="ce35" office:value-type="string" calcext:value-type="string">
            <text:p>up and down motition</text:p>
          </table:table-cell>
          <table:table-cell table:number-columns-repeated="4"/>
          <table:table-cell table:style-name="ce54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Stand Jump</text:p>
          </table:table-cell>
          <table:table-cell table:style-name="ce49"/>
          <table:table-cell table:style-name="ce12"/>
          <table:table-cell table:number-columns-repeated="10"/>
          <table:table-cell table:style-name="ce35"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 table:number-columns-repeated="11"/>
        </table:table-row>
        <table:table-row table:style-name="ro1">
          <table:table-cell table:style-name="ce48"/>
          <table:table-cell table:style-name="ce1" office:value-type="string" calcext:value-type="string">
            <text:p>keep feet longer on ground?</text:p>
          </table:table-cell>
          <table:table-cell table:style-name="ce50"/>
          <table:table-cell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table:style-name="ce35" office:value-type="string" calcext:value-type="string">
            <text:p>throw ball in direction</text:p>
          </table:table-cell>
          <table:table-cell table:number-columns-repeated="4"/>
          <table:table-cell table:style-name="ce54" office:value-type="string" calcext:value-type="string">
            <text:p>Arms swing</text:p>
          </table:table-cell>
          <table:table-cell office:value-type="string" calcext:value-type="string">
            <text:p><text:s/>Deep 2-3</text:p>
          </table:table-cell>
          <table:table-cell table:number-columns-repeated="10"/>
        </table:table-row>
        <table:table-row table:style-name="ro1">
          <table:table-cell table:style-name="ce48"/>
          <table:table-cell table:style-name="ce1" office:value-type="string" calcext:value-type="string">
            <text:p>use more legs</text:p>
          </table:table-cell>
          <table:table-cell table:style-name="ce50"/>
          <table:table-cell/>
          <table:table-cell office:value-type="string" calcext:value-type="string">
            <text:p>Hürde Stand</text:p>
          </table:table-cell>
          <table:table-cell table:number-columns-repeated="8"/>
          <table:table-cell table:style-name="ce35"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 table:number-columns-repeated="11"/>
        </table:table-row>
        <table:table-row table:style-name="ro1">
          <table:table-cell table:style-name="ce48"/>
          <table:table-cell table:style-name="ce1" office:value-type="string" calcext:value-type="string">
            <text:p>try to keep power up from start!</text:p>
          </table:table-cell>
          <table:table-cell table:style-name="ce50"/>
          <table:table-cell/>
          <table:table-cell office:value-type="string" calcext:value-type="string">
            <text:p>Hürde Lauf</text:p>
          </table:table-cell>
          <table:table-cell table:number-columns-repeated="8"/>
          <table:table-cell table:style-name="ce35"/>
          <table:table-cell table:number-columns-repeated="4"/>
          <table:table-cell table:style-name="ce54" office:value-type="string" calcext:value-type="string">
            <text:p>deeper second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/>
          <table:table-cell office:value-type="string" calcext:value-type="string">
            <text:p>Box Stand</text:p>
          </table:table-cell>
          <table:table-cell table:number-columns-repeated="8"/>
          <table:table-cell table:style-name="ce35"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2"/>
          <table:table-cell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5"/>
          <table:table-cell table:style-name="ce35" office:value-type="string" calcext:value-type="string">
            <text:p>small side steps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6"/>
          <table:table-cell table:style-name="ce35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25"/>
        </table:table-row>
        <table:table-row table:style-name="ro4">
          <table:table-cell table:number-columns-repeated="4"/>
          <table:table-cell office:value-type="string" calcext:value-type="string">
            <text:p>Stepping</text:p>
          </table:table-cell>
          <table:table-cell table:number-columns-repeated="8"/>
          <table:table-cell table:style-name="ce52" office:value-type="string" calcext:value-type="string">
            <text:p>JUMP Height closly related to knee travel forward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25"/>
        </table:table-row>
        <table:table-row table:style-name="ro3">
          <table:table-cell table:number-columns-repeated="13"/>
          <table:table-cell table:style-name="ce53" office:value-type="string" calcext:value-type="string">
            <text:p>STANCE more on toes knees more out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8"/>
          <table:table-cell office:value-type="string" calcext:value-type="string">
            <text:p>GENERELL: </text:p>
          </table:table-cell>
          <table:table-cell office:value-type="string" calcext:value-type="string">
            <text:p>STD </text:p>
          </table:table-cell>
          <table:table-cell office:value-type="string" calcext:value-type="string">
            <text:p>and </text:p>
          </table:table-cell>
          <table:table-cell office:value-type="string" calcext:value-type="string">
            <text:p>SLOW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23"/>
        </table:table-row>
      </table:table>
      <table:table table:name="Squats" table:style-name="ta1">
        <table:table-column table:style-name="co31" table:default-cell-style-name="Default"/>
        <table:table-column table:style-name="co1" table:number-columns-repeated="4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4" table:default-cell-style-name="Default"/>
        <table:table-column table:style-name="co1" table:number-columns-repeated="5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office:value-type="string" calcext:value-type="string">
            <text:p>rack fix</text:p>
          </table:table-cell>
          <table:table-cell table:style-name="ce35" table:number-columns-repeated="7"/>
          <table:table-cell table:number-columns-repeated="1016"/>
        </table:table-row>
        <table:table-row table:style-name="ro1">
          <table:table-cell table:style-name="ce35" office:value-type="string" calcext:value-type="string">
            <text:p>no forward from bottom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elbows</text:p>
          </table:table-cell>
          <table:table-cell table:style-name="ce35" table:number-columns-repeated="7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35" table:number-columns-repeated="2"/>
          <table:table-cell table:style-name="ce35" office:value-type="string" calcext:value-type="string">
            <text:p>Backsquat</text:p>
          </table:table-cell>
          <table:table-cell table:style-name="ce35" table:number-columns-repeated="2"/>
          <table:table-cell table:style-name="ce35" office:value-type="string" calcext:value-type="string">
            <text:p>FS</text:p>
          </table:table-cell>
          <table:table-cell table:style-name="ce35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35" table:number-columns-repeated="2"/>
          <table:table-cell table:style-name="ce35" office:value-type="string" calcext:value-type="string">
            <text:p>wrists under bar </text:p>
          </table:table-cell>
          <table:table-cell table:style-name="ce35" table:number-columns-repeated="2"/>
          <table:table-cell table:style-name="ce35" office:value-type="string" calcext:value-type="string">
            <text:p>USE LEGS!</text:p>
          </table:table-cell>
          <table:table-cell table:style-name="ce35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35" table:number-columns-repeated="2"/>
          <table:table-cell table:style-name="ce35" office:value-type="string" calcext:value-type="string">
            <text:p>Press bar in back</text:p>
          </table:table-cell>
          <table:table-cell table:style-name="ce35" table:number-columns-repeated="2"/>
          <table:table-cell table:style-name="ce35" office:value-type="string" calcext:value-type="string">
            <text:p>ELBOWS UP</text:p>
          </table:table-cell>
          <table:table-cell table:style-name="ce35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35" table:number-columns-repeated="2"/>
          <table:table-cell table:style-name="ce35" office:value-type="string" calcext:value-type="string">
            <text:p>AS STRAIGHT AS POSSIBLE</text:p>
          </table:table-cell>
          <table:table-cell table:style-name="ce35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35" table:number-columns-repeated="3"/>
          <table:table-cell table:style-name="ce35" office:value-type="string" calcext:value-type="string">
            <text:p>FIXED BACK POSITION</text:p>
          </table:table-cell>
          <table:table-cell table:style-name="ce35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wrists under bar</text:p>
          </table:table-cell>
          <table:table-cell table:style-name="ce35" table:number-columns-repeated="7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Traps fix</text:p>
          </table:table-cell>
          <table:table-cell table:style-name="ce35" table:number-columns-repeated="7"/>
          <table:table-cell table:number-columns-repeated="1016"/>
        </table:table-row>
        <table:table-row table:style-name="ro1" table:number-rows-repeated="3">
          <table:table-cell table:style-name="ce35" table:number-columns-repeated="8"/>
          <table:table-cell table:number-columns-repeated="1016"/>
        </table:table-row>
        <table:table-row table:style-name="ro1">
          <table:table-cell table:style-name="ce35" table:number-columns-repeated="5"/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35" office:value-type="string" calcext:value-type="string">
            <text:p>BS</text:p>
          </table:table-cell>
          <table:table-cell table:style-name="ce35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35" table:number-columns-repeated="2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012"/>
        </table:table-row>
        <table:table-row table:style-name="ro1">
          <table:table-cell table:style-name="ce35" office:value-type="string" calcext:value-type="string">
            <text:p>Paused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number-columns-repeated="3"/>
          <table:table-cell table:style-name="ce36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directly down </text:p>
          </table:table-cell>
          <table:table-cell table:style-name="ce35"/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LAT FIX</text:p>
          </table:table-cell>
          <table:table-cell/>
          <table:table-cell table:style-name="ce36" office:value-type="string" calcext:value-type="string">
            <text:p>air in back traps + lat</text:p>
          </table:table-cell>
          <table:table-cell/>
          <table:table-cell table:style-name="ce35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56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keep knees engaged and lat tight</text:p>
          </table:table-cell>
          <table:table-cell table:style-name="ce35"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Rack Fix</text:p>
          </table:table-cell>
          <table:table-cell/>
          <table:table-cell table:style-name="ce35" office:value-type="string" calcext:value-type="string">
            <text:p>with traps fix</text:p>
          </table:table-cell>
          <table:table-cell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patient through hard part</text:p>
          </table:table-cell>
          <table:table-cell table:style-name="ce35"/>
          <table:table-cell/>
          <table:table-cell table:style-name="ce35" table:number-columns-repeated="3"/>
          <table:table-cell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SLOW UP</text:p>
          </table:table-cell>
          <table:table-cell table:style-name="ce35"/>
          <table:table-cell/>
          <table:table-cell table:style-name="ce35" office:value-type="string" calcext:value-type="string">
            <text:p>AS STRAIGHT AS POSSIBLE + BAR Path</text:p>
          </table:table-cell>
          <table:table-cell table:style-name="ce35"/>
          <table:table-cell table:style-name="ce36"/>
          <table:table-cell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35" table:number-columns-repeated="2"/>
          <table:table-cell table:number-columns-repeated="5"/>
          <table:table-cell table:style-name="ce35"/>
          <table:table-cell table:number-columns-repeated="3"/>
          <table:table-cell table:style-name="ce36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hip under bar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no forward from bottom</text:p>
          </table:table-cell>
          <table:table-cell table:number-columns-repeated="7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36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table:style-name="ce35" office:value-type="string" calcext:value-type="string">
            <text:p>lower back tight?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last week minus minus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57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style-name="ce57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45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45"/>
          <table:table-cell table:number-columns-repeated="1013"/>
        </table:table-row>
        <table:table-row table:style-name="ro5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45" office:value-type="string" calcext:value-type="string">
            <text:p>pull close</text:p>
          </table:table-cell>
          <table:table-cell table:number-columns-repeated="4"/>
          <table:table-cell table:style-name="ce58" office:value-type="string" calcext:value-type="string">
            <text:p>WHY DID MAX REPS FAIL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36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"/>
          <table:table-cell office:value-type="string" calcext:value-type="string">
            <text:p>no pulled close enough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45" office:value-type="string" calcext:value-type="string">
            <text:p>reinziehe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se hi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ullextend + On Quad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>
            <text:p>, pull, hang , FSx2</text:p>
          </table:table-cell>
          <table:table-cell table:style-name="ce45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Recvery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45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5"/>
          <table:table-cell table:number-columns-repeated="8"/>
          <table:table-cell office:value-type="string" calcext:value-type="string">
            <text:p>deficit deadlift</text:p>
          </table:table-cell>
          <table:table-cell office:value-type="string" calcext:value-type="string">
            <text:p>15x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5">
          <table:table-cell table:number-columns-repeated="10"/>
          <table:table-cell table:style-name="ce60" office:value-type="string" calcext:value-type="string">
            <text:p>pull close</text:p>
          </table:table-cell>
          <table:table-cell table:style-name="ce58" table:number-columns-repeated="2"/>
          <table:table-cell table:number-columns-repeated="1011"/>
        </table:table-row>
        <table:table-row table:style-name="ro1">
          <table:table-cell table:number-columns-repeated="19"/>
          <table:table-cell table:style-name="ce36" office:value-type="string" calcext:value-type="string">
            <text:p>slow back down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office:value-type="string" calcext:value-type="string">
            <text:p>just use lower back</text:p>
          </table:table-cell>
          <table:table-cell table:number-columns-repeated="2"/>
          <table:table-cell table:style-name="ce45" office:value-type="string" calcext:value-type="string">
            <text:p>reinziehen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ir in lower back</text:p>
          </table:table-cell>
          <table:table-cell table:number-columns-repeated="9"/>
          <table:table-cell office:value-type="string" calcext:value-type="string">
            <text:p>Defizi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keep right knee out</text:p>
          </table:table-cell>
          <table:table-cell table:number-columns-repeated="9"/>
          <table:table-cell office:value-type="string" calcext:value-type="string">
            <text:p>lat fix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reinziehen?</text:p>
          </table:table-cell>
          <table:table-cell table:number-columns-repeated="9"/>
          <table:table-cell office:value-type="string" calcext:value-type="string">
            <text:p>stay prou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61" office:value-type="string" calcext:value-type="string">
            <text:p>sl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office:value-type="string" calcext:value-type="string">
            <text:p>Recovery Cominations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45" office:value-type="string" calcext:value-type="string">
            <text:p>full extend before muscle</text:p>
          </table:table-cell>
          <table:table-cell/>
          <table:table-cell table:style-name="ce45" office:value-type="string" calcext:value-type="string">
            <text:p>hip forward not against</text:p>
          </table:table-cell>
          <table:table-cell table:number-columns-repeated="5"/>
          <table:table-cell office:value-type="string" calcext:value-type="string">
            <text:p>MUSCLE WARM UP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36" office:value-type="string" calcext:value-type="string">
            <text:p>Snatch pull + <text:s/>back with muscle → up and back</text:p>
          </table:table-cell>
          <table:table-cell table:number-columns-repeated="5"/>
          <table:table-cell office:value-type="string" calcext:value-type="string">
            <text:p>Over bar!</text:p>
          </table:table-cell>
          <table:table-cell table:number-columns-repeated="3"/>
          <table:table-cell table:style-name="ce45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2"/>
          <table:table-cell office:value-type="string" calcext:value-type="string">
            <text:p>5 Muscle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45"/>
          <table:table-cell table:number-columns-repeated="1009"/>
        </table:table-row>
        <table:table-row table:style-name="ro1">
          <table:table-cell table:number-columns-repeated="2"/>
          <table:table-cell table:style-name="ce36" office:value-type="string" calcext:value-type="string">
            <text:p>over bar</text:p>
          </table:table-cell>
          <table:table-cell table:style-name="ce36" office:value-type="string" calcext:value-type="string">
            <text:p>+ on quads</text:p>
          </table:table-cell>
          <table:table-cell table:number-columns-repeated="10"/>
          <table:table-cell table:style-name="ce45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2"/>
          <table:table-cell office:value-type="string" calcext:value-type="string">
            <text:p>5 Hang Snatch</text:p>
          </table:table-cell>
          <table:table-cell/>
          <table:table-cell office:value-type="string" calcext:value-type="string">
            <text:p>Into 5+ OVS</text:p>
          </table:table-cell>
          <table:table-cell/>
          <table:table-cell office:value-type="string" calcext:value-type="string">
            <text:p>40 kg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>
            <text:p>bar on quads</text:p>
          </table:table-cell>
          <table:table-cell table:number-columns-repeated="31"/>
          <table:table-cell office:value-type="string" calcext:value-type="string">
            <text:p>10 No Hook No Jump Snatch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 lat + shoulders real ba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 office:value-type="string" calcext:value-type="string">
            <text:p>reinziehen</text:p>
          </table:table-cell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5"/>
          <table:table-cell table:style-name="ce58" office:value-type="string" calcext:value-type="string">
            <text:p>WHY DID MAX REPS FAIL?</text:p>
          </table:table-cell>
          <table:table-cell table:number-columns-repeated="1018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5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16"/>
          <table:table-cell table:style-name="ce58" office:value-type="string" calcext:value-type="string">
            <text:p>WHY DID MAX REPS FAIL?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table:style-name="ce36" office:value-type="string" calcext:value-type="string">
            <text:p>Start position with “benichg” grip wrists under as much as possible</text:p>
          </table:table-cell>
          <table:table-cell table:style-name="ce36" table:number-columns-repeated="4"/>
          <table:table-cell/>
          <table:table-cell table:style-name="ce35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16"/>
          <table:table-cell office:value-type="string" calcext:value-type="string">
            <text:p>didnt jump under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35" office:value-type="string" calcext:value-type="string">
            <text:p>High Hips</text:p>
          </table:table-cell>
          <table:table-cell/>
          <table:table-cell table:style-name="ce54" office:value-type="string" calcext:value-type="string">
            <text:p>left knee over foot</text:p>
          </table:table-cell>
          <table:table-cell table:number-columns-repeated="3"/>
          <table:table-cell table:style-name="ce56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5"/>
          <table:table-cell office:value-type="string" calcext:value-type="string">
            <text:p>equal decend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Use Arms</text:p>
          </table:table-cell>
          <table:table-cell table:number-columns-repeated="5"/>
          <table:table-cell office:value-type="string" calcext:value-type="string">
            <text:p>Use Arms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5"/>
          <table:table-cell table:style-name="ce36" office:value-type="string" calcext:value-type="string">
            <text:p>HIP POWE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36" office:value-type="string" calcext:value-type="string">
            <text:p>Use Hips</text:p>
          </table:table-cell>
          <table:table-cell table:number-columns-repeated="35"/>
        </table:table-row>
        <table:table-row table:style-name="ro1">
          <table:table-cell table:number-columns-repeated="3"/>
          <table:table-cell table:style-name="ce51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KNEES+HIP*ARMS</text:p>
          </table:table-cell>
          <table:table-cell table:number-columns-repeated="35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9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LOW AND CONTROLLED</text:p>
          </table:table-cell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press </text:p>
          </table:table-cell>
          <table:table-cell office:value-type="string" calcext:value-type="string">
            <text:p>50kg</text:p>
          </table:table-cell>
          <table:table-cell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40 kg</text:p>
          </table:table-cell>
          <table:table-cell office:value-type="float" office:value="11" calcext:value-type="float">
            <text:p>11</text:p>
          </table:table-cell>
          <table:table-cell table:number-columns-repeated="29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38" table:default-cell-style-name="ce45"/>
        <table:table-column table:style-name="co37" table:default-cell-style-name="Default"/>
        <table:table-column table:style-name="co39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5" office:value-type="string" calcext:value-type="string">
            <text:p>Prilepin VOLUME optimum</text:p>
          </table:table-cell>
          <table:table-cell table:style-name="ce45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5" office:value-type="string" calcext:value-type="string">
            <text:p>Cycle 1</text:p>
          </table:table-cell>
          <table:table-cell table:style-name="ce45" office:value-type="string" calcext:value-type="string">
            <text:p>Cycle 2</text:p>
          </table:table-cell>
          <table:table-cell table:style-name="ce45" office:value-type="string" calcext:value-type="string">
            <text:p>Cycle 3</text:p>
          </table:table-cell>
          <table:table-cell table:style-name="ce45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5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5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5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5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5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2"/>
          <table:table-cell table:style-name="ce45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5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5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2"/>
        <table:table-column table:style-name="co1" table:number-columns-repeated="2" table:default-cell-style-name="Default"/>
        <table:table-column table:style-name="co41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246.428571428571" calcext:value-type="float">
            <text:p>246.428571428571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52688172043011" calcext:value-type="float">
            <text:p>0.75</text:p>
          </table:table-cell>
          <table:table-cell table:formula="of:=[.M7]*[.$L$5]" office:value-type="float" office:value="185.483870967742" calcext:value-type="float">
            <text:p>185.48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2258064516129" calcext:value-type="float">
            <text:p>0.72</text:p>
          </table:table-cell>
          <table:table-cell table:formula="of:=[.M8]*[.$L$5]" office:value-type="float" office:value="178.064516129032" calcext:value-type="float">
            <text:p>178.0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$Q$19]*[.W9]" office:value-type="float" office:value="0.7" calcext:value-type="float">
            <text:p>0.70</text:p>
          </table:table-cell>
          <table:table-cell table:formula="of:=[.M9]*[.$L$5]" office:value-type="float" office:value="172.5" calcext:value-type="float">
            <text:p>172.50</text:p>
          </table:table-cell>
          <table:table-cell table:number-columns-repeated="2"/>
          <table:table-cell table:formula="of:=[.H9]/[.D9]" office:value-type="float" office:value="0.752688172043011" calcext:value-type="float">
            <text:p>0.752688172043011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67741935483871" calcext:value-type="float">
            <text:p>0.68</text:p>
          </table:table-cell>
          <table:table-cell table:formula="of:=[.M10]*[.$L$5]" office:value-type="float" office:value="166.935483870968" calcext:value-type="float">
            <text:p>166.9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$Q$19]*[.W11]" office:value-type="float" office:value="0.662365591397849" calcext:value-type="float">
            <text:p>0.66</text:p>
          </table:table-cell>
          <table:table-cell table:formula="of:=[.M11]*[.$L$5]" office:value-type="float" office:value="163.225806451613" calcext:value-type="float">
            <text:p>163.23</text:p>
          </table:table-cell>
          <table:table-cell table:number-columns-repeated="2"/>
          <table:table-cell table:formula="of:=[.H11]/[.D11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47311827956989" calcext:value-type="float">
            <text:p>0.65</text:p>
          </table:table-cell>
          <table:table-cell table:formula="of:=[.M12]*[.$L$5]" office:value-type="float" office:value="159.516129032258" calcext:value-type="float">
            <text:p>159.52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24731182795699" calcext:value-type="float">
            <text:p>0.62</text:p>
          </table:table-cell>
          <table:table-cell table:formula="of:=[.M13]*[.$L$5]" office:value-type="float" office:value="153.951612903226" calcext:value-type="float">
            <text:p>153.95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09677419354839" calcext:value-type="float">
            <text:p>0.61</text:p>
          </table:table-cell>
          <table:table-cell table:formula="of:=[.M14]*[.$L$5]" office:value-type="float" office:value="150.241935483871" calcext:value-type="float">
            <text:p>150.24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594623655913978" calcext:value-type="float">
            <text:p>0.59</text:p>
          </table:table-cell>
          <table:table-cell table:formula="of:=[.M15]*[.$L$5]" office:value-type="float" office:value="146.532258064516" calcext:value-type="float">
            <text:p>146.5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579569892473118" calcext:value-type="float">
            <text:p>0.58</text:p>
          </table:table-cell>
          <table:table-cell table:formula="of:=[.M16]*[.$L$5]" office:value-type="float" office:value="142.822580645161" calcext:value-type="float">
            <text:p>142.82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52688172043011" calcext:value-type="float">
            <text:p>0.752688172043011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6.5" calcext:value-type="float">
            <text:p>6.5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1:25:54.111963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9-02-12T11:59:08.111580307</dc:date>
    <meta:editing-duration>P38DT17H48M52S</meta:editing-duration>
    <meta:editing-cycles>183</meta:editing-cycles>
    <meta:document-statistic meta:table-count="13" meta:cell-count="2573" meta:object-count="0"/>
  </office:meta>
</office:document-meta>
</file>